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200000002000309F1C.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style style:name="gr1" style:family="graphic" style:parent-style-name="standard">
      <style:graphic-properties draw:textarea-horizontal-align="center" draw:textarea-vertical-align="middle"/>
    </style:style>
    <style:style style:name="gr2" style:family="graphic" style:parent-style-name="standard">
      <style:graphic-properties draw:textarea-horizontal-align="center" draw:textarea-vertical-align="middle"/>
    </style:style>
    <style:style style:name="gr3" style:family="graphic" style:parent-style-name="standard">
      <style:graphic-properties draw:stroke="dash" draw:stroke-dash="Dash_20_2" svg:stroke-width="0.1cm" draw:marker-start-width="0.35cm" draw:marker-end-width="0.35cm" draw:fill="solid" draw:fill-color="#ffffff" draw:textarea-horizontal-align="justify" draw:textarea-vertical-align="middle" draw:auto-grow-height="false" fo:padding-top="0.175cm" fo:padding-bottom="0.175cm" fo:padding-left="0.3cm" fo:padding-right="0.3cm"/>
    </style:style>
    <style:style style:name="gr4" style:family="graphic" style:parent-style-name="standard">
      <style:graphic-properties draw:fill="solid" draw:fill-color="#ffffff" draw:textarea-horizontal-align="justify" draw:textarea-vertical-align="middle" draw:auto-grow-height="false"/>
    </style:style>
    <style:style style:name="gr5" style:family="graphic" style:parent-style-name="standard">
      <style:graphic-properties svg:stroke-width="0cm" draw:marker-start-width="0.2cm" draw:marker-end-width="0.2cm" draw:fill="solid" draw:fill-color="#ffaaa5" draw:textarea-horizontal-align="justify" draw:textarea-vertical-align="middle" draw:auto-grow-height="false" fo:padding-top="0.125cm" fo:padding-bottom="0.125cm" fo:padding-left="0.25cm" fo:padding-right="0.25cm"/>
    </style:style>
    <style:style style:name="gr6" style:family="graphic" style:parent-style-name="standard">
      <style:graphic-properties draw:fill="solid" draw:fill-color="#ffff99" draw:textarea-horizontal-align="justify" draw:textarea-vertical-align="middle" draw:auto-grow-height="false"/>
    </style:style>
    <style:style style:name="gr7" style:family="graphic" style:parent-style-name="standard">
      <style:graphic-properties draw:fill="solid" draw:fill-color="#9999ff" draw:textarea-horizontal-align="justify" draw:textarea-vertical-align="middle" draw:auto-grow-height="false"/>
    </style:style>
    <style:style style:name="gr8" style:family="graphic" style:parent-style-name="standard">
      <style:graphic-properties svg:stroke-width="0.1cm" svg:stroke-color="#800000" draw:marker-start="" draw:marker-start-width="0.35cm" draw:marker-end="" draw:marker-end-width="0.35cm" draw:textarea-horizontal-align="center" draw:textarea-vertical-align="middle" fo:padding-top="0.175cm" fo:padding-bottom="0.175cm" fo:padding-left="0.3cm" fo:padding-right="0.3cm"/>
    </style:style>
    <style:style style:name="gr9" style:family="graphic" style:parent-style-name="standard">
      <style:graphic-properties draw:stroke="none" svg:stroke-color="#000000" draw:fill="none" draw:fill-color="#ffffff" fo:min-height="1cm"/>
    </style:style>
    <style:style style:name="gr10" style:family="graphic" style:parent-style-name="standard">
      <style:graphic-properties draw:fill="solid" draw:fill-color="#ffffcc" draw:textarea-horizontal-align="justify" draw:textarea-vertical-align="middle" draw:auto-grow-height="false"/>
    </style:style>
    <style:style style:name="gr11" style:family="graphic" style:parent-style-name="standard">
      <style:graphic-properties svg:stroke-width="0.1cm" svg:stroke-color="#008000" draw:marker-start-width="0.35cm" draw:marker-end-width="0.35cm" draw:textarea-horizontal-align="center" draw:textarea-vertical-align="middle" fo:padding-top="0.175cm" fo:padding-bottom="0.175cm" fo:padding-left="0.3cm" fo:padding-right="0.3cm"/>
    </style:style>
    <style:style style:name="gr12" style:family="graphic" style:parent-style-name="standard">
      <style:graphic-properties svg:stroke-width="0.1cm" svg:stroke-color="#800000" draw:marker-start="" draw:marker-start-width="1.25cm" draw:marker-end="ERD_5f_1..N" draw:marker-end-width="1.25cm" draw:textarea-horizontal-align="center" draw:textarea-vertical-align="middle" fo:padding-top="0.175cm" fo:padding-bottom="0.175cm" fo:padding-left="0.3cm" fo:padding-right="0.3cm"/>
    </style:style>
    <style:style style:name="gr13" style:family="graphic" style:parent-style-name="standard">
      <style:graphic-properties svg:stroke-width="0.1cm" svg:stroke-color="#800000" draw:marker-start="" draw:marker-start-width="1.25cm" draw:marker-end="ERD_5f_1..1" draw:marker-end-width="1.25cm" draw:textarea-horizontal-align="center" draw:textarea-vertical-align="middle" fo:padding-top="0.175cm" fo:padding-bottom="0.175cm" fo:padding-left="0.3cm" fo:padding-right="0.3cm"/>
    </style:style>
    <style:style style:name="gr14" style:family="graphic" style:parent-style-name="standard">
      <style:graphic-properties svg:stroke-width="0.1cm" svg:stroke-color="#800000" draw:marker-start="" draw:marker-start-width="1.25cm" draw:marker-end="Стили_20_стрелок_20_1" draw:marker-end-width="1.25cm" draw:textarea-horizontal-align="center" draw:textarea-vertical-align="middle" fo:padding-top="0.175cm" fo:padding-bottom="0.175cm" fo:padding-left="0.3cm" fo:padding-right="0.3cm"/>
    </style:style>
    <style:style style:name="gr15" style:family="graphic" style:parent-style-name="standard">
      <style:graphic-properties svg:stroke-width="0.1cm" svg:stroke-color="#800000" draw:marker-start="" draw:marker-start-width="1.25cm" draw:marker-end="ERD_5f_0..N" draw:marker-end-width="1.25cm" draw:textarea-horizontal-align="center" draw:textarea-vertical-align="middle" fo:padding-top="0.175cm" fo:padding-bottom="0.175cm" fo:padding-left="0.3cm" fo:padding-right="0.3cm"/>
    </style:style>
    <style:style style:name="gr16" style:family="graphic" style:parent-style-name="standard">
      <style:graphic-properties svg:stroke-width="0.1cm" svg:stroke-color="#800000" draw:marker-start="" draw:marker-start-width="1.25cm" draw:marker-end="ERD_5f_0..1" draw:marker-end-width="1.25cm" draw:textarea-horizontal-align="center" draw:textarea-vertical-align="middle" fo:padding-top="0.175cm" fo:padding-bottom="0.175cm" fo:padding-left="0.3cm" fo:padding-right="0.3cm"/>
    </style:style>
    <style:style style:name="gr17" style:family="graphic" style:parent-style-name="standard">
      <style:graphic-properties draw:auto-grow-height="false" fo:min-height="0.749cm" fo:min-width="0.499cm" fo:wrap-option="no-wrap"/>
    </style:style>
    <style:style style:name="gr18" style:family="graphic" style:parent-style-name="standard">
      <style:graphic-properties svg:stroke-width="0.1cm" svg:stroke-color="#008000" draw:marker-start-width="0.35cm" draw:marker-end-width="0.35cm" draw:fill="solid" draw:fill-color="#008000" draw:textarea-horizontal-align="center" draw:textarea-vertical-align="middle" fo:padding-top="0.175cm" fo:padding-bottom="0.175cm" fo:padding-left="0.3cm" fo:padding-right="0.3cm"/>
    </style:style>
    <style:style style:name="gr19" style:family="graphic" style:parent-style-name="objectwithoutfill">
      <style:graphic-properties draw:stroke="dash" draw:stroke-dash="Fine_20_Dashed" svg:stroke-width="0.2cm" svg:stroke-color="#0000ff" draw:marker-start-width="0.5cm" draw:marker-end-width="0.5cm" draw:fill="none" draw:textarea-horizontal-align="center" draw:textarea-vertical-align="middle" fo:padding-top="0.225cm" fo:padding-bottom="0.225cm" fo:padding-left="0.35cm" fo:padding-right="0.35cm"/>
    </style:style>
    <style:style style:name="gr20" style:family="graphic" style:parent-style-name="standard">
      <style:graphic-properties draw:stroke="none" svg:stroke-color="#000000" draw:fill="none" draw:fill-color="#ffffff" fo:min-height="1.5cm"/>
    </style:style>
    <style:style style:name="gr2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2" style:family="graphic" style:parent-style-name="standard">
      <style:graphic-properties draw:fill="solid" draw:fill-color="#cccccc" draw:textarea-horizontal-align="justify" draw:textarea-vertical-align="middle" draw:auto-grow-height="false" fo:min-height="0cm" fo:min-width="0cm" fo:wrap-option="no-wrap"/>
    </style:style>
    <style:style style:name="gr23" style:family="graphic" style:parent-style-name="standard">
      <style:graphic-properties draw:fill="solid" draw:fill-color="#cccccc" draw:textarea-horizontal-align="center" draw:textarea-vertical-align="middle"/>
    </style:style>
    <style:style style:name="gr24" style:family="graphic" style:parent-style-name="standard">
      <style:graphic-properties draw:fill="solid" draw:fill-color="#00cccc" draw:textarea-vertical-align="middle" draw:auto-grow-height="false" fo:min-height="0.749cm" fo:min-width="0.499cm"/>
    </style:style>
    <style:style style:name="P1" style:family="paragraph">
      <style:paragraph-properties fo:text-align="center"/>
    </style:style>
    <style:style style:name="P2" style:family="paragraph">
      <style:paragraph-properties fo:text-align="center"/>
      <style:text-properties fo:font-family="'Courier New'" style:font-family-generic="modern" style:font-pitch="fixed" fo:font-size="20pt" fo:font-style="normal" fo:font-weight="bold" style:font-size-asian="20pt" style:font-style-asian="normal" style:font-weight-asian="bold" style:font-size-complex="20pt" style:font-style-complex="normal" style:font-weight-complex="bold"/>
    </style:style>
    <style:style style:name="P3" style:family="paragraph">
      <style:paragraph-properties fo:margin-left="2.498cm" fo:margin-right="0.527cm" fo:text-indent="-2.198cm"/>
    </style:style>
    <style:style style:name="P4" style:family="paragraph">
      <style:paragraph-properties fo:margin-left="0cm" fo:margin-right="0.043cm" fo:text-align="center" fo:text-indent="0cm"/>
    </style:style>
    <style:style style:name="P5" style:family="paragraph">
      <style:paragraph-properties fo:margin-left="0cm" fo:margin-right="0.043cm" fo:text-align="center" fo:text-indent="0cm"/>
      <style:text-properties fo:font-size="15pt" style:font-size-asian="10pt" style:font-size-complex="10pt"/>
    </style:style>
    <style:style style:name="P6" style:family="paragraph">
      <style:paragraph-properties fo:margin-left="0cm" fo:margin-right="0.043cm" fo:text-align="center" fo:text-indent="0cm"/>
      <style:text-properties fo:font-size="15pt" fo:font-weight="bold" style:font-size-asian="10pt" style:font-size-complex="10pt"/>
    </style:style>
    <style:style style:name="P7" style:family="paragraph">
      <style:paragraph-properties fo:margin-left="0cm" fo:margin-right="0.043cm" fo:text-align="start" fo:text-indent="0cm"/>
      <style:text-properties fo:font-size="15pt" style:font-size-asian="10pt" style:font-size-complex="10pt"/>
    </style:style>
    <style:style style:name="P8" style:family="paragraph">
      <style:paragraph-properties fo:text-align="center"/>
      <style:text-properties fo:font-family="'Courier New'" style:font-family-generic="modern" style:font-pitch="fixed" fo:font-size="16pt" fo:font-weight="bold" style:font-size-asian="16pt" style:font-weight-asian="bold" style:font-size-complex="16pt" style:font-weight-complex="bold"/>
    </style:style>
    <style:style style:name="P9" style:family="paragraph">
      <style:paragraph-properties fo:text-align="center"/>
      <style:text-properties fo:font-family="'Courier New'" style:font-family-generic="modern" style:font-pitch="fixed" fo:font-size="10pt" fo:font-weight="bold" style:font-size-asian="10pt" style:font-weight-asian="bold" style:font-size-complex="10pt" style:font-weight-complex="bold"/>
    </style:style>
    <style:style style:name="P10" style:family="paragraph">
      <style:text-properties fo:font-weight="bold" style:font-weight-asian="bold" style:font-weight-complex="bold"/>
    </style:style>
    <style:style style:name="P11" style:family="paragraph">
      <style:paragraph-properties fo:margin-left="0cm" fo:margin-right="0.043cm" fo:text-align="center" fo:text-indent="0cm"/>
      <style:text-properties fo:font-size="15pt" fo:font-style="normal" style:font-size-asian="10pt" style:font-style-asian="normal" style:font-size-complex="10pt" style:font-style-complex="normal"/>
    </style:style>
    <style:style style:name="P12" style:family="paragraph">
      <style:text-properties fo:color="#0000ff" fo:font-size="24pt" fo:font-weight="bold" style:font-size-asian="24pt" style:font-weight-asian="bold" style:font-size-complex="24pt" style:font-weight-complex="bold"/>
    </style:style>
    <style:style style:name="P13" style:family="paragraph">
      <style:paragraph-properties fo:text-align="start"/>
    </style:style>
    <style:style style:name="P14" style:family="paragraph">
      <style:paragraph-properties fo:margin-left="0cm" fo:margin-right="0.043cm" fo:text-align="center" fo:text-indent="0cm"/>
      <style:text-properties fo:font-size="15pt" fo:font-style="italic" fo:font-weight="bold" style:font-size-asian="10pt" style:font-style-asian="italic" style:font-weight-asian="bold" style:font-size-complex="10pt" style:font-style-complex="italic" style:font-weight-complex="bold"/>
    </style:style>
    <style:style style:name="P15" style:family="paragraph">
      <style:paragraph-properties fo:text-align="start"/>
      <style:text-properties fo:font-family="'Courier New'" style:font-family-generic="modern" style:font-pitch="fixed"/>
    </style:style>
    <style:style style:name="P16" style:family="paragraph">
      <style:paragraph-properties fo:text-align="center"/>
      <style:text-properties fo:font-style="italic" style:font-style-asian="italic" style:font-style-complex="italic"/>
    </style:style>
    <style:style style:name="T1" style:family="text">
      <style:text-properties fo:color="#000000" fo:language="en" fo:country="US" fo:font-style="normal" fo:font-weight="bold" style:font-family-asian="'Courier New'" style:font-family-generic-asian="modern" style:font-pitch-asian="fixed" style:font-style-asian="normal" style:font-weight-asian="bold" style:font-family-complex="'Courier New'" style:font-family-generic-complex="modern" style:font-pitch-complex="fixed" style:font-style-complex="normal" style:font-weight-complex="bold"/>
    </style:style>
    <style:style style:name="T2" style:family="text">
      <style:text-properties fo:color="#000000" fo:language="en" fo:country="US" fo:font-style="normal" fo:font-weight="normal" style:font-family-asian="'Courier New'" style:font-family-generic-asian="modern" style:font-pitch-asian="fixed" style:font-style-asian="normal" style:font-weight-asian="normal" style:font-family-complex="'Courier New'" style:font-family-generic-complex="modern" style:font-pitch-complex="fixed" style:font-style-complex="normal" style:font-weight-complex="normal"/>
    </style:style>
    <style:style style:name="T3" style:family="text">
      <style:text-properties fo:color="#000000" fo:language="lv" fo:country="LV" fo:font-style="italic" fo:font-weight="normal" style:font-family-asian="'Courier New'" style:font-family-generic-asian="modern" style:font-pitch-asian="fixed" style:font-style-asian="italic" style:font-weight-asian="normal" style:font-family-complex="'Courier New'" style:font-family-generic-complex="modern" style:font-pitch-complex="fixed" style:font-style-complex="italic" style:font-weight-complex="normal"/>
    </style:style>
    <style:style style:name="T4" style:family="text">
      <style:text-properties fo:color="#000000" fo:language="lv" fo:country="LV" fo:font-style="normal" fo:font-weight="normal" style:font-family-asian="'Courier New'" style:font-family-generic-asian="modern" style:font-pitch-asian="fixed" style:font-style-asian="normal" style:font-weight-asian="normal" style:font-family-complex="'Courier New'" style:font-family-generic-complex="modern" style:font-pitch-complex="fixed" style:font-style-complex="normal" style:font-weight-complex="normal"/>
    </style:style>
    <style:style style:name="T5" style:family="text">
      <style:text-properties fo:font-family="'Courier New'" style:font-family-generic="modern" style:font-pitch="fixed" fo:font-size="20pt" fo:font-style="normal" fo:font-weight="bold" style:font-size-asian="20pt" style:font-style-asian="normal" style:font-weight-asian="bold" style:font-size-complex="20pt" style:font-style-complex="normal" style:font-weight-complex="bold"/>
    </style:style>
    <style:style style:name="T6" style:family="text">
      <style:text-properties fo:color="#000000" fo:language="en" fo:country="US" style:font-family-asian="'Courier New'" style:font-family-generic-asian="modern" style:font-pitch-asian="fixed" style:font-family-complex="'Courier New'" style:font-family-generic-complex="modern" style:font-pitch-complex="fixed"/>
    </style:style>
    <style:style style:name="T7" style:family="text">
      <style:text-properties fo:color="#000000" fo:language="en" fo:country="US" fo:font-style="italic" fo:font-weight="bold" style:font-family-asian="'Courier New'" style:font-family-generic-asian="modern" style:font-pitch-asian="fixed" style:font-style-asian="italic" style:font-weight-asian="bold" style:font-family-complex="'Courier New'" style:font-family-generic-complex="modern" style:font-pitch-complex="fixed" style:font-style-complex="italic" style:font-weight-complex="bold"/>
    </style:style>
    <style:style style:name="T8" style:family="text">
      <style:text-properties fo:font-size="15pt" style:font-size-asian="10pt" style:font-size-complex="10pt"/>
    </style:style>
    <style:style style:name="T9" style:family="text">
      <style:text-properties fo:font-size="15pt" fo:font-style="italic" style:font-size-asian="10pt" style:font-style-asian="italic" style:font-size-complex="10pt" style:font-style-complex="italic"/>
    </style:style>
    <style:style style:name="T10" style:family="text">
      <style:text-properties fo:font-size="15pt" fo:font-weight="bold" style:font-size-asian="10pt" style:font-size-complex="10pt"/>
    </style:style>
    <style:style style:name="T11" style:family="text">
      <style:text-properties fo:font-family="'Courier New'" style:font-family-generic="modern" style:font-pitch="fixed" fo:font-size="16pt" fo:font-weight="bold" style:font-size-asian="16pt" style:font-weight-asian="bold" style:font-size-complex="16pt" style:font-weight-complex="bold"/>
    </style:style>
    <style:style style:name="T12" style:family="text">
      <style:text-properties fo:font-style="italic" style:font-style-asian="italic" style:font-style-complex="italic"/>
    </style:style>
    <style:style style:name="T13" style:family="text">
      <style:text-properties fo:font-size="40pt" fo:font-weight="bold" style:font-size-asian="40pt" style:font-weight-asian="bold" style:font-size-complex="40pt" style:font-weight-complex="bold"/>
    </style:style>
    <style:style style:name="T14" style:family="text">
      <style:text-properties fo:font-family="'Courier New'" style:font-family-generic="modern" style:font-pitch="fixed" fo:font-size="10pt" fo:font-weight="bold" style:font-size-asian="10pt" style:font-weight-asian="bold" style:font-size-complex="10pt" style:font-weight-complex="bold"/>
    </style:style>
    <style:style style:name="T15" style:family="text">
      <style:text-properties fo:font-weight="bold" style:font-weight-asian="bold" style:font-weight-complex="bold"/>
    </style:style>
    <style:style style:name="T16" style:family="text">
      <style:text-properties fo:color="#000000" fo:language="lv" fo:country="LV" fo:font-weight="bold" style:font-family-asian="'Courier New'" style:font-family-generic-asian="modern" style:font-pitch-asian="fixed" style:font-weight-asian="bold" style:font-family-complex="'Courier New'" style:font-family-generic-complex="modern" style:font-pitch-complex="fixed" style:font-weight-complex="bold"/>
    </style:style>
    <style:style style:name="T17" style:family="text">
      <style:text-properties fo:color="#000000" fo:font-style="italic" style:font-family-asian="'Courier New'" style:font-family-generic-asian="modern" style:font-pitch-asian="fixed" style:font-style-asian="italic" style:font-family-complex="'Courier New'" style:font-family-generic-complex="modern" style:font-pitch-complex="fixed" style:font-style-complex="italic"/>
    </style:style>
    <style:style style:name="T18" style:family="text">
      <style:text-properties fo:color="#000000" style:font-family-asian="'Courier New'" style:font-family-generic-asian="modern" style:font-pitch-asian="fixed" style:font-family-complex="'Courier New'" style:font-family-generic-complex="modern" style:font-pitch-complex="fixed"/>
    </style:style>
    <style:style style:name="T19" style:family="text">
      <style:text-properties fo:color="#000000" fo:font-weight="normal" style:font-family-asian="'Courier New'" style:font-family-generic-asian="modern" style:font-pitch-asian="fixed" style:font-weight-asian="normal" style:font-family-complex="'Courier New'" style:font-family-generic-complex="modern" style:font-pitch-complex="fixed" style:font-weight-complex="normal"/>
    </style:style>
    <style:style style:name="T20" style:family="text">
      <style:text-properties fo:color="#000000" fo:font-weight="bold" style:font-family-asian="'Courier New'" style:font-family-generic-asian="modern" style:font-pitch-asian="fixed" style:font-weight-asian="bold" style:font-family-complex="'Courier New'" style:font-family-generic-complex="modern" style:font-pitch-complex="fixed" style:font-weight-complex="bold"/>
    </style:style>
    <style:style style:name="T21" style:family="text">
      <style:text-properties fo:font-size="15pt" fo:font-style="normal" style:font-size-asian="10pt" style:font-style-asian="normal" style:font-size-complex="10pt" style:font-style-complex="normal"/>
    </style:style>
    <style:style style:name="T22" style:family="text">
      <style:text-properties fo:color="#0000ff" fo:font-size="24pt" fo:font-weight="bold" style:font-size-asian="24pt" style:font-weight-asian="bold" style:font-size-complex="24pt" style:font-weight-complex="bold"/>
    </style:style>
    <style:style style:name="T23" style:family="text">
      <style:text-properties fo:font-size="15pt" fo:font-style="italic" fo:font-weight="bold" style:font-size-asian="10pt" style:font-style-asian="italic" style:font-weight-asian="bold" style:font-size-complex="10pt" style:font-style-complex="italic" style:font-weight-complex="bold"/>
    </style:style>
    <style:style style:name="T24" style:family="text">
      <style:text-properties fo:font-family="'Courier New'" style:font-family-generic="modern" style:font-pitch="fixed"/>
    </style:style>
    <style:style style:name="T25" style:family="text">
      <style:text-properties fo:font-style="italic" fo:font-weight="bold" style:font-style-asian="italic" style:font-weight-asian="bold" style:font-style-complex="italic"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Обычный">
        <draw:connector draw:style-name="gr1" draw:text-style-name="P1" draw:layer="layout" draw:type="line" svg:x1="36.614cm" svg:y1="119.094cm" svg:x2="43.864cm" svg:y2="111.615cm" draw:start-shape="id1" draw:start-glue-point="7" svg:d="m36614 119094 7250-7479">
          <text:p/>
        </draw:connector>
        <draw:connector draw:style-name="gr1" draw:text-style-name="P1" draw:layer="layout" draw:type="line" svg:x1="58.658cm" svg:y1="91.337cm" svg:x2="56.35cm" svg:y2="83.2cm" draw:start-shape="id2" draw:start-glue-point="4" svg:d="m58658 91337-2308-8137">
          <text:p/>
        </draw:connector>
        <draw:rect draw:style-name="Список_20_атрибутов_20_сущносей" draw:id="id44" draw:layer="layout" svg:width="12.758cm" svg:height="7.452cm" svg:x="67.145cm" svg:y="124.032cm">
          <draw:glue-point draw:id="4" svg:x="-5cm" svg:y="-3.701cm"/>
          <draw:glue-point draw:id="5" svg:x="-5cm" svg:y="-1.017cm"/>
          <text:p><text:span text:style-name="T1">Code ID</text:span><text:span text:style-name="T2"> </text:span></text:p>
          <text:p><text:span text:style-name="T3">Codifier ID</text:span></text:p>
          <text:p><text:span text:style-name="T4"/></text:p>
          <text:p><text:span text:style-name="T4">Code characters string</text:span></text:p>
          <text:p><text:span text:style-name="T4">Additonal field 1</text:span></text:p>
          <text:p><text:span text:style-name="T4">Additonal field 2</text:span></text:p>
          <text:p><text:span text:style-name="T4">Additonal field 3</text:span></text:p>
          <text:p><text:span text:style-name="T4">Additonal field 4</text:span></text:p>
          <text:p><text:span text:style-name="T4">Additonal field 5</text:span></text:p>
        </draw:rect>
        <draw:rect draw:style-name="gr2" draw:text-style-name="P2" draw:id="id52" draw:layer="layout" svg:width="12.758cm" svg:height="1cm" svg:x="67.145cm" svg:y="123.032cm">
          <text:p text:style-name="P1"><text:span text:style-name="T5">Code</text:span></text:p>
        </draw:rect>
        <draw:rect draw:style-name="Свойства_20_атрибутов" draw:layer="layout" svg:width="1cm" svg:height="7.452cm" svg:x="79.903cm" svg:y="124.032cm">
          <text:p><text:span text:style-name="T6">#</text:span></text:p>
          <text:p><text:span text:style-name="T6">*</text:span></text:p>
          <text:p><text:span text:style-name="T6"/></text:p>
          <text:p><text:span text:style-name="T6">*</text:span></text:p>
          <text:p><text:span text:style-name="T6">o</text:span></text:p>
          <text:p><text:span text:style-name="T6">o</text:span></text:p>
          <text:p><text:span text:style-name="T6">o</text:span></text:p>
          <text:p><text:span text:style-name="T6">o</text:span></text:p>
          <text:p><text:span text:style-name="T6">o</text:span></text:p>
        </draw:rect>
        <draw:rect draw:style-name="Список_20_атрибутов_20_сущносей" draw:layer="layout" svg:width="12.5cm" svg:height="3.5cm" svg:x="43.114cm" svg:y="124cm">
          <text:p><text:span text:style-name="T7">Codifier code ID</text:span></text:p>
          <text:p text:style-name="P3"><text:span text:style-name="T4">Codifier type (status table or other enumerable)</text:span></text:p>
          <text:p text:style-name="P3"><text:span text:style-name="T3">Default code ID</text:span></text:p>
        </draw:rect>
        <draw:rect draw:style-name="Свойства_20_атрибутов" draw:id="id45" draw:layer="layout" svg:width="1cm" svg:height="3.5cm" svg:x="55.614cm" svg:y="124cm">
          <draw:glue-point draw:id="4" svg:x="5.01cm" svg:y="-2.142cm"/>
          <draw:glue-point draw:id="5" svg:x="5.01cm" svg:y="3.571cm"/>
          <text:p><text:span text:style-name="T6">#</text:span></text:p>
          <text:p><text:span text:style-name="T6"/></text:p>
          <text:p><text:span text:style-name="T6">*</text:span></text:p>
          <text:p><text:span text:style-name="T6">o</text:span></text:p>
        </draw:rect>
        <draw:custom-shape draw:style-name="gr3" draw:text-style-name="P5" draw:id="id11" draw:layer="layout" svg:width="9cm" svg:height="1.5cm" svg:x="34cm" svg:y="24.846cm">
          <text:p text:style-name="P4"><text:span text:style-name="T8">NONmandatory attribure </text:span></text:p>
          <text:p text:style-name="P4"><text:span text:style-name="T9">(NULL field of table)</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rect draw:style-name="Заголовок_20_сущности" draw:id="id9" draw:layer="layout" svg:width="10.2cm" svg:height="2.5cm" svg:x="21.5cm" svg:y="24.346cm">
          <text:p>Entity </text:p>
          <text:p>(name of row in a table)</text:p>
        </draw:rect>
        <draw:custom-shape draw:style-name="gr4" draw:text-style-name="P5" draw:id="id12" draw:layer="layout" svg:width="9cm" svg:height="1.5cm" svg:x="34cm" svg:y="22.946cm">
          <text:p text:style-name="P4"><text:span text:style-name="T8">Mandatory attribure </text:span></text:p>
          <text:p text:style-name="P4"><text:span text:style-name="T9">(NOT NULL field of table)</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ustom-shape draw:style-name="gr5" draw:text-style-name="P6" draw:id="id13" draw:layer="layout" svg:width="9cm" svg:height="0.846cm" svg:x="34cm" svg:y="21.5cm">
          <text:p text:style-name="P4"><text:span text:style-name="T10">Primary key attribute</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ustom-shape draw:style-name="gr6" draw:text-style-name="P7" draw:id="id10" draw:layer="layout" svg:width="9cm" svg:height="1cm" svg:x="34cm" svg:y="26.846cm">
          <text:p text:style-name="P4"><text:span text:style-name="T8">Foreign key attribute</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ustom-shape draw:style-name="gr7" draw:text-style-name="P5" draw:id="id8" draw:layer="layout" svg:width="9cm" svg:height="2cm" svg:x="34cm" svg:y="28.846cm">
          <text:p text:style-name="P4"><text:span text:style-name="T8">In language localizable attribute</text:span></text:p>
          <text:p text:style-name="P4"><text:span text:style-name="T9">(having different values </text:span></text:p>
          <text:p text:style-name="P4"><text:span text:style-name="T9">for different languages)</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rect draw:style-name="Заголовок_20_сущности" draw:id="id3" draw:layer="layout" svg:width="4.5cm" svg:height="1.5cm" svg:x="49.5cm" svg:y="20.5cm">
          <text:p>Entity A</text:p>
        </draw:rect>
        <draw:rect draw:style-name="Заголовок_20_сущности" draw:id="id4" draw:layer="layout" svg:width="4.5cm" svg:height="1.5cm" svg:x="59cm" svg:y="20.5cm">
          <text:p>Entity B</text:p>
        </draw:rect>
        <draw:connector draw:style-name="gr8" draw:text-style-name="P1" draw:layer="layout" svg:x1="54cm" svg:y1="21.25cm" svg:x2="59cm" svg:y2="21.25cm" draw:start-shape="id3" draw:start-glue-point="1" draw:end-shape="id4" draw:end-glue-point="3" svg:d="m54000 21250h5000">
          <text:p/>
        </draw:connector>
        <draw:frame draw:style-name="gr9" draw:layer="layout" svg:width="4cm" svg:height="1.25cm" svg:x="54.5cm" svg:y="20.25cm">
          <draw:text-box>
            <text:p>relationship</text:p>
          </draw:text-box>
        </draw:frame>
        <draw:custom-shape draw:style-name="gr10" draw:text-style-name="P8" draw:layer="layout" svg:width="5cm" svg:height="5cm" svg:x="67cm" svg:y="19.5cm">
          <text:p text:style-name="P1"><text:span text:style-name="T11">Relationship</text:span></text:p>
          <draw:enhanced-geometry svg:viewBox="0 0 21600 21600" draw:glue-points="10800 0 0 10800 10800 21600 21600 10800" draw:text-areas="5400 5400 16200 16200" draw:type="diamond" draw:enhanced-path="M 10800 0 L 21600 10800 10800 21600 0 10800 10800 0 Z N"/>
        </draw:custom-shape>
        <draw:connector draw:style-name="gr11" draw:text-style-name="P1" draw:layer="layout" draw:type="curve" svg:x1="44.25cm" svg:y1="40.7cm" svg:x2="44.25cm" svg:y2="42.154cm" draw:start-shape="id5" draw:start-glue-point="2" draw:end-shape="id6" draw:end-glue-point="0" svg:d="m44250 40700v1454">
          <text:p/>
        </draw:connector>
        <draw:rect draw:style-name="Заголовок_20_сущности" draw:id="id7" draw:layer="layout" svg:width="5.5cm" svg:height="2cm" svg:x="41.5cm" svg:y="36.5cm">
          <text:p>Superclass </text:p>
          <text:p>entity</text:p>
        </draw:rect>
        <draw:connector draw:style-name="gr11" draw:text-style-name="P1" draw:layer="layout" draw:type="line" svg:x1="44.25cm" svg:y1="38.5cm" svg:x2="44.25cm" svg:y2="39.6cm" draw:start-shape="id7" draw:start-glue-point="2" draw:end-shape="id5" draw:end-glue-point="0" svg:d="m44250 38500v1100">
          <text:p/>
        </draw:connector>
        <draw:rect draw:style-name="Заголовок_20_сущности" draw:id="id6" draw:layer="layout" svg:width="6.226cm" svg:height="1.846cm" svg:x="41.137cm" svg:y="42.154cm">
          <text:p>Subclass </text:p>
          <text:p>entity</text:p>
        </draw:rect>
        <draw:frame draw:style-name="gr9" draw:layer="layout" svg:width="3.5cm" svg:height="1.25cm" svg:x="45.1cm" svg:y="39.699cm">
          <draw:text-box>
            <text:p>OOP like</text:p>
          </draw:text-box>
        </draw:frame>
        <draw:custom-shape draw:style-name="Вид" draw:layer="layout" svg:width="6cm" svg:height="3.6cm" svg:x="34cm" svg:y="35.4cm">
          <text:p>VIEW </text:p>
          <text:p><text:span text:style-name="T12">(like ones in </text:span></text:p>
          <text:p><text:span text:style-name="T12">Oracle)</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onnector draw:style-name="gr1" draw:text-style-name="P1" draw:layer="layout" draw:type="line" svg:x1="34cm" svg:y1="29.845cm" svg:x2="31.7cm" svg:y2="25.596cm" draw:start-shape="id8" draw:start-glue-point="5" draw:end-shape="id9" draw:end-glue-point="1" svg:d="m34000 29845-2300-4249">
          <text:p/>
        </draw:connector>
        <draw:connector draw:style-name="gr1" draw:text-style-name="P1" draw:layer="layout" draw:type="line" svg:x1="34cm" svg:y1="27.345cm" svg:x2="31.7cm" svg:y2="25.596cm" draw:start-shape="id10" draw:start-glue-point="5" draw:end-shape="id9" svg:d="m34000 27345-2300-1749">
          <text:p/>
        </draw:connector>
        <draw:connector draw:style-name="gr1" draw:text-style-name="P1" draw:layer="layout" draw:type="line" svg:x1="34cm" svg:y1="25.595cm" svg:x2="31.7cm" svg:y2="25.596cm" draw:start-shape="id11" draw:start-glue-point="5" draw:end-shape="id9" svg:d="m34000 25595-2300 1">
          <text:p/>
        </draw:connector>
        <draw:connector draw:style-name="gr1" draw:text-style-name="P1" draw:layer="layout" draw:type="line" svg:x1="34cm" svg:y1="23.695cm" svg:x2="31.7cm" svg:y2="25.596cm" draw:start-shape="id12" draw:start-glue-point="5" draw:end-shape="id9" svg:d="m34000 23695-2300 1901">
          <text:p/>
        </draw:connector>
        <draw:connector draw:style-name="gr1" draw:text-style-name="P1" draw:layer="layout" draw:type="line" svg:x1="34cm" svg:y1="21.922cm" svg:x2="31.7cm" svg:y2="25.596cm" draw:start-shape="id13" draw:start-glue-point="5" draw:end-shape="id9" svg:d="m34000 21922-2300 3674">
          <text:p/>
        </draw:connector>
        <draw:frame draw:style-name="gr9" draw:layer="layout" svg:width="9cm" svg:height="1.826cm" svg:x="15.5cm" svg:y="19.75cm">
          <draw:text-box>
            <text:p><text:span text:style-name="T13">Legend</text:span></text:p>
          </draw:text-box>
        </draw:frame>
        <draw:connector draw:style-name="Связь_5f_1..N_5f_1..N" draw:layer="layout" svg:x1="49.7cm" svg:y1="25.5cm" svg:x2="56.663cm" svg:y2="25.5cm" svg:d="m49700 25500h6963">
          <text:p/>
        </draw:connector>
        <draw:connector draw:style-name="Связь_5f_1..N_5f_0..1" draw:layer="layout" svg:x1="49.7cm" svg:y1="29.8cm" svg:x2="56.663cm" svg:y2="29.8cm" svg:d="m49700 29800h6963">
          <text:p/>
        </draw:connector>
        <draw:connector draw:style-name="Связь_5f_1..N_5f_0..N" draw:layer="layout" svg:x1="49.7cm" svg:y1="27cm" svg:x2="56.663cm" svg:y2="27cm" svg:d="m49700 27000h6963">
          <text:p/>
        </draw:connector>
        <draw:connector draw:style-name="Связь_5f_1..1_5f_1..N" draw:layer="layout" svg:x1="65.5cm" svg:y1="25.5cm" svg:x2="72.5cm" svg:y2="25.5cm" svg:d="m65500 25500h7000">
          <text:p/>
        </draw:connector>
        <draw:connector draw:style-name="Связь_5f_1..1_5f_0..1" draw:layer="layout" svg:x1="65.5cm" svg:y1="29.8cm" svg:x2="72.5cm" svg:y2="29.8cm" svg:d="m65500 29800h7000">
          <text:p/>
        </draw:connector>
        <draw:connector draw:style-name="Связь_5f_1..1_5f_0..N" draw:layer="layout" svg:x1="65.5cm" svg:y1="27cm" svg:x2="72.5cm" svg:y2="27cm" svg:d="m65500 27000h7000">
          <text:p/>
        </draw:connector>
        <draw:connector draw:style-name="Связь_5f_0..N_5f_1..N" draw:layer="layout" svg:x1="57.7cm" svg:y1="25.5cm" svg:x2="64.663cm" svg:y2="25.5cm" svg:d="m57700 25500h6963">
          <text:p/>
        </draw:connector>
        <draw:connector draw:style-name="Связь_5f_0..N_5f_0..1" draw:layer="layout" svg:x1="57.7cm" svg:y1="29.8cm" svg:x2="64.663cm" svg:y2="29.8cm" svg:d="m57700 29800h6963">
          <text:p/>
        </draw:connector>
        <draw:connector draw:style-name="Связь_5f_0..N_5f_0..N" draw:layer="layout" svg:x1="57.7cm" svg:y1="27cm" svg:x2="64.663cm" svg:y2="27cm" svg:d="m57700 27000h6963">
          <text:p/>
        </draw:connector>
        <draw:g draw:id="id14">
          <draw:custom-shape draw:style-name="gr10" draw:text-style-name="P9" draw:layer="layout" svg:width="2cm" svg:height="2cm" svg:x="52.2cm" svg:y="32cm">
            <text:p text:style-name="P1"><text:span text:style-name="T14"><text:s/></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10" draw:text-style-name="P9" draw:layer="layout" svg:width="1.4cm" svg:height="1.4cm" svg:x="52.5cm" svg:y="32.3cm">
            <text:p text:style-name="P1"><text:span text:style-name="T14"><text:s/></text:span></text:p>
            <draw:enhanced-geometry svg:viewBox="0 0 21600 21600" draw:glue-points="10800 0 0 10800 10800 21600 21600 10800" draw:text-areas="5400 5400 16200 16200" draw:type="diamond" draw:enhanced-path="M 10800 0 L 21600 10800 10800 21600 0 10800 10800 0 Z N"/>
          </draw:custom-shape>
        </draw:g>
        <draw:connector draw:style-name="gr12" draw:text-style-name="P1" draw:layer="layout" svg:x1="54.2cm" svg:y1="33cm" svg:x2="56.7cm" svg:y2="33cm" draw:start-shape="id14" draw:start-glue-point="1" svg:d="m54200 33000h2500">
          <text:p/>
        </draw:connector>
        <draw:connector draw:style-name="gr13" draw:text-style-name="P1" draw:layer="layout" svg:x1="54.203cm" svg:y1="37cm" svg:x2="56.7cm" svg:y2="37cm" draw:start-shape="id15" draw:start-glue-point="1" svg:d="m54203 37000h2497">
          <text:p/>
        </draw:connector>
        <draw:connector draw:style-name="gr14" draw:text-style-name="P1" draw:layer="layout" svg:x1="54.2cm" svg:y1="35cm" svg:x2="56.7cm" svg:y2="35cm" draw:start-shape="id16" draw:start-glue-point="1" svg:d="m54200 35000h2500">
          <text:p/>
        </draw:connector>
        <draw:g draw:id="id16">
          <draw:custom-shape draw:style-name="gr10" draw:text-style-name="P9" draw:layer="layout" svg:width="2cm" svg:height="2cm" svg:x="52.2cm" svg:y="34cm">
            <text:p text:style-name="P1"><text:span text:style-name="T14"><text:s/></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10" draw:text-style-name="P9" draw:layer="layout" svg:width="1.4cm" svg:height="1.4cm" svg:x="52.5cm" svg:y="34.3cm">
            <text:p text:style-name="P1"><text:span text:style-name="T14"><text:s/></text:span></text:p>
            <draw:enhanced-geometry svg:viewBox="0 0 21600 21600" draw:glue-points="10800 0 0 10800 10800 21600 21600 10800" draw:text-areas="5400 5400 16200 16200" draw:type="diamond" draw:enhanced-path="M 10800 0 L 21600 10800 10800 21600 0 10800 10800 0 Z N"/>
          </draw:custom-shape>
        </draw:g>
        <draw:g draw:id="id15">
          <draw:custom-shape draw:style-name="gr10" draw:text-style-name="P9" draw:layer="layout" svg:width="2cm" svg:height="2cm" svg:x="52.203cm" svg:y="36cm">
            <text:p text:style-name="P1"><text:span text:style-name="T14"><text:s/></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10" draw:text-style-name="P9" draw:layer="layout" svg:width="1.4cm" svg:height="1.4cm" svg:x="52.503cm" svg:y="36.3cm">
            <text:p text:style-name="P1"><text:span text:style-name="T14"><text:s/></text:span></text:p>
            <draw:enhanced-geometry svg:viewBox="0 0 21600 21600" draw:glue-points="10800 0 0 10800 10800 21600 21600 10800" draw:text-areas="5400 5400 16200 16200" draw:type="diamond" draw:enhanced-path="M 10800 0 L 21600 10800 10800 21600 0 10800 10800 0 Z N"/>
          </draw:custom-shape>
        </draw:g>
        <draw:connector draw:style-name="gr12" draw:text-style-name="P1" draw:layer="layout" svg:x1="52.2cm" svg:y1="33cm" svg:x2="49.725cm" svg:y2="33cm" draw:start-shape="id14" draw:start-glue-point="3" svg:d="m52200 33000h-2475">
          <text:p/>
        </draw:connector>
        <draw:connector draw:style-name="gr12" draw:text-style-name="P1" draw:layer="layout" svg:x1="52.203cm" svg:y1="37cm" svg:x2="49.725cm" svg:y2="37cm" draw:start-shape="id15" draw:start-glue-point="3" svg:d="m52203 37000h-2478">
          <text:p/>
        </draw:connector>
        <draw:connector draw:style-name="gr12" draw:text-style-name="P1" draw:layer="layout" svg:x1="52.2cm" svg:y1="35cm" svg:x2="49.725cm" svg:y2="35cm" draw:start-shape="id16" draw:start-glue-point="3" svg:d="m52200 35000h-2475">
          <text:p/>
        </draw:connector>
        <draw:g draw:id="id17">
          <draw:custom-shape draw:style-name="gr10" draw:text-style-name="P9" draw:layer="layout" svg:width="2cm" svg:height="2cm" svg:x="60.175cm" svg:y="32cm">
            <text:p text:style-name="P1"><text:span text:style-name="T14"><text:s/></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10" draw:text-style-name="P9" draw:layer="layout" svg:width="1.4cm" svg:height="1.4cm" svg:x="60.475cm" svg:y="32.3cm">
            <text:p text:style-name="P1"><text:span text:style-name="T14"><text:s/></text:span></text:p>
            <draw:enhanced-geometry svg:viewBox="0 0 21600 21600" draw:glue-points="10800 0 0 10800 10800 21600 21600 10800" draw:text-areas="5400 5400 16200 16200" draw:type="diamond" draw:enhanced-path="M 10800 0 L 21600 10800 10800 21600 0 10800 10800 0 Z N"/>
          </draw:custom-shape>
        </draw:g>
        <draw:connector draw:style-name="gr12" draw:text-style-name="P1" draw:layer="layout" svg:x1="62.175cm" svg:y1="33cm" svg:x2="64.675cm" svg:y2="33cm" draw:start-shape="id17" draw:start-glue-point="1" svg:d="m62175 33000h2500">
          <text:p/>
        </draw:connector>
        <draw:connector draw:style-name="gr13" draw:text-style-name="P1" draw:layer="layout" svg:x1="62.178cm" svg:y1="37cm" svg:x2="64.675cm" svg:y2="37cm" draw:start-shape="id18" draw:start-glue-point="1" svg:d="m62178 37000h2497">
          <text:p/>
        </draw:connector>
        <draw:connector draw:style-name="gr14" draw:text-style-name="P1" draw:layer="layout" svg:x1="62.175cm" svg:y1="35cm" svg:x2="64.675cm" svg:y2="35cm" draw:start-shape="id19" draw:start-glue-point="1" svg:d="m62175 35000h2500">
          <text:p/>
        </draw:connector>
        <draw:g draw:id="id19">
          <draw:custom-shape draw:style-name="gr10" draw:text-style-name="P9" draw:layer="layout" svg:width="2cm" svg:height="2cm" svg:x="60.175cm" svg:y="34cm">
            <text:p text:style-name="P1"><text:span text:style-name="T14"><text:s/></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10" draw:text-style-name="P9" draw:layer="layout" svg:width="1.4cm" svg:height="1.4cm" svg:x="60.475cm" svg:y="34.3cm">
            <text:p text:style-name="P1"><text:span text:style-name="T14"><text:s/></text:span></text:p>
            <draw:enhanced-geometry svg:viewBox="0 0 21600 21600" draw:glue-points="10800 0 0 10800 10800 21600 21600 10800" draw:text-areas="5400 5400 16200 16200" draw:type="diamond" draw:enhanced-path="M 10800 0 L 21600 10800 10800 21600 0 10800 10800 0 Z N"/>
          </draw:custom-shape>
        </draw:g>
        <draw:g draw:id="id18">
          <draw:custom-shape draw:style-name="gr10" draw:text-style-name="P9" draw:layer="layout" svg:width="2cm" svg:height="2cm" svg:x="60.178cm" svg:y="36cm">
            <text:p text:style-name="P1"><text:span text:style-name="T14"><text:s/></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10" draw:text-style-name="P9" draw:layer="layout" svg:width="1.4cm" svg:height="1.4cm" svg:x="60.478cm" svg:y="36.3cm">
            <text:p text:style-name="P1"><text:span text:style-name="T14"><text:s/></text:span></text:p>
            <draw:enhanced-geometry svg:viewBox="0 0 21600 21600" draw:glue-points="10800 0 0 10800 10800 21600 21600 10800" draw:text-areas="5400 5400 16200 16200" draw:type="diamond" draw:enhanced-path="M 10800 0 L 21600 10800 10800 21600 0 10800 10800 0 Z N"/>
          </draw:custom-shape>
        </draw:g>
        <draw:connector draw:style-name="gr15" draw:text-style-name="P1" draw:layer="layout" svg:x1="60.175cm" svg:y1="33cm" svg:x2="57.7cm" svg:y2="33cm" draw:start-shape="id17" draw:start-glue-point="3" svg:d="m60175 33000h-2475">
          <text:p/>
        </draw:connector>
        <draw:connector draw:style-name="gr15" draw:text-style-name="P1" draw:layer="layout" svg:x1="60.178cm" svg:y1="37cm" svg:x2="57.7cm" svg:y2="37cm" draw:start-shape="id18" draw:start-glue-point="3" svg:d="m60178 37000h-2478">
          <text:p/>
        </draw:connector>
        <draw:connector draw:style-name="gr15" draw:text-style-name="P1" draw:layer="layout" svg:x1="60.175cm" svg:y1="35cm" svg:x2="57.7cm" svg:y2="35cm" draw:start-shape="id19" draw:start-glue-point="3" svg:d="m60175 35000h-2475">
          <text:p/>
        </draw:connector>
        <draw:g draw:id="id20">
          <draw:custom-shape draw:style-name="gr10" draw:text-style-name="P9" draw:layer="layout" svg:width="2cm" svg:height="2cm" svg:x="67.971cm" svg:y="32cm">
            <text:p text:style-name="P1"><text:span text:style-name="T14"><text:s/></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10" draw:text-style-name="P9" draw:layer="layout" svg:width="1.4cm" svg:height="1.4cm" svg:x="68.271cm" svg:y="32.3cm">
            <text:p text:style-name="P1"><text:span text:style-name="T14"><text:s/></text:span></text:p>
            <draw:enhanced-geometry svg:viewBox="0 0 21600 21600" draw:glue-points="10800 0 0 10800 10800 21600 21600 10800" draw:text-areas="5400 5400 16200 16200" draw:type="diamond" draw:enhanced-path="M 10800 0 L 21600 10800 10800 21600 0 10800 10800 0 Z N"/>
          </draw:custom-shape>
        </draw:g>
        <draw:connector draw:style-name="gr12" draw:text-style-name="P1" draw:layer="layout" svg:x1="69.971cm" svg:y1="33cm" svg:x2="72.471cm" svg:y2="33cm" draw:start-shape="id20" draw:start-glue-point="1" svg:d="m69971 33000h2500">
          <text:p/>
        </draw:connector>
        <draw:connector draw:style-name="gr13" draw:text-style-name="P1" draw:layer="layout" svg:x1="69.974cm" svg:y1="37cm" svg:x2="72.471cm" svg:y2="37cm" draw:start-shape="id21" draw:start-glue-point="1" svg:d="m69974 37000h2497">
          <text:p/>
        </draw:connector>
        <draw:connector draw:style-name="gr14" draw:text-style-name="P1" draw:layer="layout" svg:x1="69.971cm" svg:y1="35cm" svg:x2="72.471cm" svg:y2="35cm" draw:start-shape="id22" draw:start-glue-point="1" svg:d="m69971 35000h2500">
          <text:p/>
        </draw:connector>
        <draw:g draw:id="id22">
          <draw:custom-shape draw:style-name="gr10" draw:text-style-name="P9" draw:layer="layout" svg:width="2cm" svg:height="2cm" svg:x="67.971cm" svg:y="34cm">
            <text:p text:style-name="P1"><text:span text:style-name="T14"><text:s/></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10" draw:text-style-name="P9" draw:layer="layout" svg:width="1.4cm" svg:height="1.4cm" svg:x="68.271cm" svg:y="34.3cm">
            <text:p text:style-name="P1"><text:span text:style-name="T14"><text:s/></text:span></text:p>
            <draw:enhanced-geometry svg:viewBox="0 0 21600 21600" draw:glue-points="10800 0 0 10800 10800 21600 21600 10800" draw:text-areas="5400 5400 16200 16200" draw:type="diamond" draw:enhanced-path="M 10800 0 L 21600 10800 10800 21600 0 10800 10800 0 Z N"/>
          </draw:custom-shape>
        </draw:g>
        <draw:g draw:id="id21">
          <draw:custom-shape draw:style-name="gr10" draw:text-style-name="P9" draw:layer="layout" svg:width="2cm" svg:height="2cm" svg:x="67.974cm" svg:y="36cm">
            <text:p text:style-name="P1"><text:span text:style-name="T14"><text:s/></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10" draw:text-style-name="P9" draw:layer="layout" svg:width="1.4cm" svg:height="1.4cm" svg:x="68.274cm" svg:y="36.3cm">
            <text:p text:style-name="P1"><text:span text:style-name="T14"><text:s/></text:span></text:p>
            <draw:enhanced-geometry svg:viewBox="0 0 21600 21600" draw:glue-points="10800 0 0 10800 10800 21600 21600 10800" draw:text-areas="5400 5400 16200 16200" draw:type="diamond" draw:enhanced-path="M 10800 0 L 21600 10800 10800 21600 0 10800 10800 0 Z N"/>
          </draw:custom-shape>
        </draw:g>
        <draw:connector draw:style-name="gr13" draw:text-style-name="P1" draw:layer="layout" svg:x1="67.971cm" svg:y1="33cm" svg:x2="65.496cm" svg:y2="33cm" draw:start-shape="id20" draw:start-glue-point="3" svg:d="m67971 33000h-2475">
          <text:p/>
        </draw:connector>
        <draw:connector draw:style-name="gr13" draw:text-style-name="P1" draw:layer="layout" svg:x1="67.974cm" svg:y1="37cm" svg:x2="65.496cm" svg:y2="37cm" draw:start-shape="id21" draw:start-glue-point="3" svg:d="m67974 37000h-2478">
          <text:p/>
        </draw:connector>
        <draw:connector draw:style-name="gr13" draw:text-style-name="P1" draw:layer="layout" svg:x1="67.971cm" svg:y1="35cm" svg:x2="65.496cm" svg:y2="35cm" draw:start-shape="id22" draw:start-glue-point="3" svg:d="m67971 35000h-2475">
          <text:p/>
        </draw:connector>
        <draw:line draw:style-name="gr1" draw:text-style-name="P1" draw:layer="layout" svg:x1="49cm" svg:y1="31.2cm" svg:x2="81cm" svg:y2="31.2cm">
          <text:p/>
        </draw:line>
        <draw:connector draw:style-name="Связь_5f_1..N_5f_1..1" draw:layer="layout" svg:x1="49.7cm" svg:y1="28.435cm" svg:x2="56.663cm" svg:y2="28.435cm" svg:d="m49700 28435h6963">
          <text:p/>
        </draw:connector>
        <draw:connector draw:style-name="Связь_5f_1..1_5f_1..1" draw:layer="layout" svg:x1="65.5cm" svg:y1="28.435cm" svg:x2="72.5cm" svg:y2="28.435cm" svg:d="m65500 28435h7000">
          <text:p/>
        </draw:connector>
        <draw:connector draw:style-name="Связь_5f_0..N_5f_1..1" draw:layer="layout" svg:x1="57.7cm" svg:y1="28.435cm" svg:x2="64.663cm" svg:y2="28.435cm" svg:d="m57700 28435h6963">
          <text:p/>
        </draw:connector>
        <draw:connector draw:style-name="gr16" draw:text-style-name="P1" draw:layer="layout" svg:x1="54.203cm" svg:y1="38.96cm" svg:x2="56.7cm" svg:y2="38.96cm" draw:start-shape="id23" draw:start-glue-point="1" svg:d="m54203 38960h2497">
          <text:p/>
        </draw:connector>
        <draw:g draw:id="id23">
          <draw:custom-shape draw:style-name="gr10" draw:text-style-name="P9" draw:layer="layout" svg:width="2cm" svg:height="2cm" svg:x="52.203cm" svg:y="37.96cm">
            <text:p text:style-name="P1"><text:span text:style-name="T14"><text:s/></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10" draw:text-style-name="P9" draw:layer="layout" svg:width="1.4cm" svg:height="1.4cm" svg:x="52.503cm" svg:y="38.26cm">
            <text:p text:style-name="P1"><text:span text:style-name="T14"><text:s/></text:span></text:p>
            <draw:enhanced-geometry svg:viewBox="0 0 21600 21600" draw:glue-points="10800 0 0 10800 10800 21600 21600 10800" draw:text-areas="5400 5400 16200 16200" draw:type="diamond" draw:enhanced-path="M 10800 0 L 21600 10800 10800 21600 0 10800 10800 0 Z N"/>
          </draw:custom-shape>
        </draw:g>
        <draw:connector draw:style-name="gr12" draw:text-style-name="P1" draw:layer="layout" svg:x1="52.203cm" svg:y1="38.96cm" svg:x2="49.725cm" svg:y2="38.96cm" draw:start-shape="id23" draw:start-glue-point="3" svg:d="m52203 38960h-2478">
          <text:p/>
        </draw:connector>
        <draw:connector draw:style-name="gr16" draw:text-style-name="P1" draw:layer="layout" svg:x1="62.178cm" svg:y1="38.96cm" svg:x2="64.675cm" svg:y2="38.96cm" draw:start-shape="id24" draw:start-glue-point="1" svg:d="m62178 38960h2497">
          <text:p/>
        </draw:connector>
        <draw:g draw:id="id24">
          <draw:custom-shape draw:style-name="gr10" draw:text-style-name="P9" draw:layer="layout" svg:width="2cm" svg:height="2cm" svg:x="60.178cm" svg:y="37.96cm">
            <text:p text:style-name="P1"><text:span text:style-name="T14"><text:s/></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10" draw:text-style-name="P9" draw:layer="layout" svg:width="1.4cm" svg:height="1.4cm" svg:x="60.478cm" svg:y="38.26cm">
            <text:p text:style-name="P1"><text:span text:style-name="T14"><text:s/></text:span></text:p>
            <draw:enhanced-geometry svg:viewBox="0 0 21600 21600" draw:glue-points="10800 0 0 10800 10800 21600 21600 10800" draw:text-areas="5400 5400 16200 16200" draw:type="diamond" draw:enhanced-path="M 10800 0 L 21600 10800 10800 21600 0 10800 10800 0 Z N"/>
          </draw:custom-shape>
        </draw:g>
        <draw:connector draw:style-name="gr15" draw:text-style-name="P1" draw:layer="layout" svg:x1="60.178cm" svg:y1="38.96cm" svg:x2="57.7cm" svg:y2="38.96cm" draw:start-shape="id24" draw:start-glue-point="3" svg:d="m60178 38960h-2478">
          <text:p/>
        </draw:connector>
        <draw:connector draw:style-name="gr16" draw:text-style-name="P1" draw:layer="layout" svg:x1="69.974cm" svg:y1="38.96cm" svg:x2="72.471cm" svg:y2="38.96cm" draw:start-shape="id25" draw:start-glue-point="1" svg:d="m69974 38960h2497">
          <text:p/>
        </draw:connector>
        <draw:g draw:id="id25">
          <draw:custom-shape draw:style-name="gr10" draw:text-style-name="P9" draw:layer="layout" svg:width="2cm" svg:height="2cm" svg:x="67.974cm" svg:y="37.96cm">
            <text:p text:style-name="P1"><text:span text:style-name="T14"><text:s/></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10" draw:text-style-name="P9" draw:layer="layout" svg:width="1.4cm" svg:height="1.4cm" svg:x="68.274cm" svg:y="38.26cm">
            <text:p text:style-name="P1"><text:span text:style-name="T14"><text:s/></text:span></text:p>
            <draw:enhanced-geometry svg:viewBox="0 0 21600 21600" draw:glue-points="10800 0 0 10800 10800 21600 21600 10800" draw:text-areas="5400 5400 16200 16200" draw:type="diamond" draw:enhanced-path="M 10800 0 L 21600 10800 10800 21600 0 10800 10800 0 Z N"/>
          </draw:custom-shape>
        </draw:g>
        <draw:connector draw:style-name="gr13" draw:text-style-name="P1" draw:layer="layout" svg:x1="67.974cm" svg:y1="38.96cm" svg:x2="65.496cm" svg:y2="38.96cm" draw:start-shape="id25" draw:start-glue-point="3" svg:d="m67974 38960h-2478">
          <text:p/>
        </draw:connector>
        <draw:connector draw:style-name="Связь_5f_0..1_5f_1..N" draw:layer="layout" svg:x1="73.276cm" svg:y1="25.5cm" svg:x2="80.276cm" svg:y2="25.5cm" svg:d="m73276 25500h7000">
          <text:p/>
        </draw:connector>
        <draw:connector draw:style-name="Связь_5f_0..1_5f_0..1" draw:layer="layout" svg:x1="73.276cm" svg:y1="29.8cm" svg:x2="80.276cm" svg:y2="29.8cm" svg:d="m73276 29800h7000">
          <text:p/>
        </draw:connector>
        <draw:connector draw:style-name="Связь_5f_0..1_5f_0..N" draw:layer="layout" svg:x1="73.276cm" svg:y1="27cm" svg:x2="80.276cm" svg:y2="27cm" svg:d="m73276 27000h7000">
          <text:p/>
        </draw:connector>
        <draw:g draw:id="id26">
          <draw:custom-shape draw:style-name="gr10" draw:text-style-name="P9" draw:layer="layout" svg:width="2cm" svg:height="2cm" svg:x="75.747cm" svg:y="32cm">
            <text:p text:style-name="P1"><text:span text:style-name="T14"><text:s/></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10" draw:text-style-name="P9" draw:layer="layout" svg:width="1.4cm" svg:height="1.4cm" svg:x="76.047cm" svg:y="32.3cm">
            <text:p text:style-name="P1"><text:span text:style-name="T14"><text:s/></text:span></text:p>
            <draw:enhanced-geometry svg:viewBox="0 0 21600 21600" draw:glue-points="10800 0 0 10800 10800 21600 21600 10800" draw:text-areas="5400 5400 16200 16200" draw:type="diamond" draw:enhanced-path="M 10800 0 L 21600 10800 10800 21600 0 10800 10800 0 Z N"/>
          </draw:custom-shape>
        </draw:g>
        <draw:connector draw:style-name="gr12" draw:text-style-name="P1" draw:layer="layout" svg:x1="77.747cm" svg:y1="33cm" svg:x2="80.247cm" svg:y2="33cm" draw:start-shape="id26" draw:start-glue-point="1" svg:d="m77747 33000h2500">
          <text:p/>
        </draw:connector>
        <draw:connector draw:style-name="gr13" draw:text-style-name="P1" draw:layer="layout" svg:x1="77.75cm" svg:y1="37cm" svg:x2="80.247cm" svg:y2="37cm" draw:start-shape="id27" draw:start-glue-point="1" svg:d="m77750 37000h2497">
          <text:p/>
        </draw:connector>
        <draw:connector draw:style-name="gr14" draw:text-style-name="P1" draw:layer="layout" svg:x1="77.747cm" svg:y1="35cm" svg:x2="80.247cm" svg:y2="35cm" draw:start-shape="id28" draw:start-glue-point="1" svg:d="m77747 35000h2500">
          <text:p/>
        </draw:connector>
        <draw:g draw:id="id28">
          <draw:custom-shape draw:style-name="gr10" draw:text-style-name="P9" draw:layer="layout" svg:width="2cm" svg:height="2cm" svg:x="75.747cm" svg:y="34cm">
            <text:p text:style-name="P1"><text:span text:style-name="T14"><text:s/></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10" draw:text-style-name="P9" draw:layer="layout" svg:width="1.4cm" svg:height="1.4cm" svg:x="76.047cm" svg:y="34.3cm">
            <text:p text:style-name="P1"><text:span text:style-name="T14"><text:s/></text:span></text:p>
            <draw:enhanced-geometry svg:viewBox="0 0 21600 21600" draw:glue-points="10800 0 0 10800 10800 21600 21600 10800" draw:text-areas="5400 5400 16200 16200" draw:type="diamond" draw:enhanced-path="M 10800 0 L 21600 10800 10800 21600 0 10800 10800 0 Z N"/>
          </draw:custom-shape>
        </draw:g>
        <draw:g draw:id="id27">
          <draw:custom-shape draw:style-name="gr10" draw:text-style-name="P9" draw:layer="layout" svg:width="2cm" svg:height="2cm" svg:x="75.75cm" svg:y="36cm">
            <text:p text:style-name="P1"><text:span text:style-name="T14"><text:s/></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10" draw:text-style-name="P9" draw:layer="layout" svg:width="1.4cm" svg:height="1.4cm" svg:x="76.05cm" svg:y="36.3cm">
            <text:p text:style-name="P1"><text:span text:style-name="T14"><text:s/></text:span></text:p>
            <draw:enhanced-geometry svg:viewBox="0 0 21600 21600" draw:glue-points="10800 0 0 10800 10800 21600 21600 10800" draw:text-areas="5400 5400 16200 16200" draw:type="diamond" draw:enhanced-path="M 10800 0 L 21600 10800 10800 21600 0 10800 10800 0 Z N"/>
          </draw:custom-shape>
        </draw:g>
        <draw:connector draw:style-name="gr16" draw:text-style-name="P1" draw:layer="layout" svg:x1="75.747cm" svg:y1="33cm" svg:x2="73.272cm" svg:y2="33cm" draw:start-shape="id26" draw:start-glue-point="3" svg:d="m75747 33000h-2475">
          <text:p/>
        </draw:connector>
        <draw:connector draw:style-name="gr16" draw:text-style-name="P1" draw:layer="layout" svg:x1="75.75cm" svg:y1="37cm" svg:x2="73.272cm" svg:y2="37cm" draw:start-shape="id27" draw:start-glue-point="3" svg:d="m75750 37000h-2478">
          <text:p/>
        </draw:connector>
        <draw:connector draw:style-name="gr16" draw:text-style-name="P1" draw:layer="layout" svg:x1="75.747cm" svg:y1="35cm" svg:x2="73.272cm" svg:y2="35cm" draw:start-shape="id28" draw:start-glue-point="3" svg:d="m75747 35000h-2475">
          <text:p/>
        </draw:connector>
        <draw:connector draw:style-name="Связь_5f_0..1_5f_1..1" draw:layer="layout" svg:x1="73.276cm" svg:y1="28.435cm" svg:x2="80.276cm" svg:y2="28.435cm" svg:d="m73276 28435h7000">
          <text:p/>
        </draw:connector>
        <draw:connector draw:style-name="gr16" draw:text-style-name="P1" draw:layer="layout" svg:x1="77.75cm" svg:y1="38.96cm" svg:x2="80.247cm" svg:y2="38.96cm" draw:start-shape="id29" draw:start-glue-point="1" svg:d="m77750 38960h2497">
          <text:p/>
        </draw:connector>
        <draw:g draw:id="id29">
          <draw:custom-shape draw:style-name="gr10" draw:text-style-name="P9" draw:layer="layout" svg:width="2cm" svg:height="2cm" svg:x="75.75cm" svg:y="37.96cm">
            <text:p text:style-name="P1"><text:span text:style-name="T14"><text:s/></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10" draw:text-style-name="P9" draw:layer="layout" svg:width="1.4cm" svg:height="1.4cm" svg:x="76.05cm" svg:y="38.26cm">
            <text:p text:style-name="P1"><text:span text:style-name="T14"><text:s/></text:span></text:p>
            <draw:enhanced-geometry svg:viewBox="0 0 21600 21600" draw:glue-points="10800 0 0 10800 10800 21600 21600 10800" draw:text-areas="5400 5400 16200 16200" draw:type="diamond" draw:enhanced-path="M 10800 0 L 21600 10800 10800 21600 0 10800 10800 0 Z N"/>
          </draw:custom-shape>
        </draw:g>
        <draw:connector draw:style-name="gr16" draw:text-style-name="P1" draw:layer="layout" svg:x1="75.75cm" svg:y1="38.96cm" svg:x2="73.272cm" svg:y2="38.96cm" draw:start-shape="id29" draw:start-glue-point="3" svg:d="m75750 38960h-2478">
          <text:p/>
        </draw:connector>
        <draw:custom-shape draw:style-name="gr17" draw:layer="layout" svg:width="74cm" svg:height="32cm" svg:x="11.5cm" svg:y="16cm">
          <text:p/>
          <draw:enhanced-geometry svg:viewBox="0 0 21600 21600" draw:mirror-horizontal="true" draw:mirror-vertical="true" draw:extrusion-origin="0 0" draw:extrusion-viewpoint="(0cm 0cm 25cm)" draw:extrusion-skew="0 0" dr3d:projection="perspective" draw:extrusion-depth="2.5cm 0" draw:text-areas="?f4 ?f6 ?f5 ?f7" draw:glue-point-type="segments" draw:path-stretchpoint-x="10800" draw:path-stretchpoint-y="10800" draw:type="frame" draw:modifiers="2000"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connector draw:style-name="Связь" draw:layer="layout" svg:x1="49.76cm" svg:y1="24.017cm" svg:x2="56.505cm" svg:y2="24.017cm" svg:d="m49760 24017h6745">
          <text:p/>
        </draw:connector>
        <draw:path draw:style-name="gr18" draw:text-style-name="P1" draw:id="id5" draw:layer="layout" svg:width="2.099cm" svg:height="1.099cm" svg:x="43.2cm" svg:y="39.6cm" svg:viewBox="0 0 2100 1100" svg:d="m1050 1100c-290 0-525-246-525-550s235-550 525-550 525 246 525 550-235 550-525 550zm-1050 0h2100z">
          <draw:glue-point draw:id="4" svg:x="2.619cm" svg:y="5.454cm"/>
          <draw:glue-point draw:id="5" svg:x="-2.142cm" svg:y="5.454cm"/>
          <draw:glue-point draw:id="6" svg:x="5cm" svg:y="5.454cm"/>
          <draw:glue-point draw:id="7" svg:x="-5.238cm" svg:y="5.454cm"/>
          <text:p/>
        </draw:path>
        <draw:rect draw:style-name="Кодификатор" draw:layer="layout" svg:width="9cm" svg:height="2.5cm" svg:x="19cm" svg:y="40cm">
          <text:p><text:span text:style-name="T15">Имя кодификатора</text:span></text:p>
          <text:p/>
          <text:p>Поля кодификатора</text:p>
        </draw:rect>
        <draw:rect draw:style-name="Список_20_атрибутов_20_сущносей" draw:layer="layout" svg:width="14.758cm" svg:height="5.484cm" svg:x="16cm" svg:y="33.5cm">
          <text:p><text:span text:style-name="T16">Primary Key </text:span></text:p>
          <text:p><text:span text:style-name="T16"/></text:p>
          <text:p><text:span text:style-name="T17">Foreign Key</text:span></text:p>
          <text:p><text:span text:style-name="T18">Codifier (C)</text:span></text:p>
          <text:p><text:span text:style-name="T18">Field</text:span></text:p>
          <text:p><text:span text:style-name="T6">Field [length constraint]</text:span></text:p>
        </draw:rect>
        <draw:rect draw:style-name="gr2" draw:text-style-name="P2" draw:layer="layout" svg:width="14.758cm" svg:height="1cm" svg:x="16cm" svg:y="32.5cm">
          <text:p text:style-name="P1"><text:span text:style-name="T5">Entity</text:span></text:p>
        </draw:rect>
        <draw:rect draw:style-name="Свойства_20_атрибутов" draw:layer="layout" svg:width="1cm" svg:height="5.484cm" svg:x="30.758cm" svg:y="33.5cm">
          <text:p><text:span text:style-name="T6">#</text:span></text:p>
          <text:p><text:span text:style-name="T6"/></text:p>
          <text:p><text:span text:style-name="T6">*</text:span></text:p>
          <text:p><text:span text:style-name="T18">*</text:span></text:p>
          <text:p><text:span text:style-name="T6">o</text:span></text:p>
          <text:p><text:span text:style-name="T6">o</text:span></text:p>
        </draw:rect>
        <draw:connector draw:style-name="gr1" draw:text-style-name="P1" draw:layer="layout" draw:type="line" svg:x1="60.599cm" svg:y1="93.33cm" svg:x2="56.35cm" svg:y2="83.2cm" draw:start-shape="id30" draw:start-glue-point="4" draw:end-shape="id31" draw:end-glue-point="2" svg:d="m60599 93330-4249-10130">
          <text:p/>
        </draw:connector>
        <draw:connector draw:style-name="gr1" draw:text-style-name="P1" draw:layer="layout" draw:type="line" svg:x1="62.599cm" svg:y1="95.085cm" svg:x2="56.35cm" svg:y2="83.2cm" draw:start-shape="id32" draw:start-glue-point="4" draw:end-shape="id31" draw:end-glue-point="2" svg:d="m62599 95085-6249-11885">
          <text:p/>
        </draw:connector>
        <draw:connector draw:style-name="gr1" draw:text-style-name="P1" draw:layer="layout" draw:type="line" svg:x1="56.599cm" svg:y1="89.523cm" svg:x2="56.35cm" svg:y2="83.2cm" draw:start-shape="id33" draw:start-glue-point="4" draw:end-shape="id31" draw:end-glue-point="2" svg:d="m56599 89523-249-6323">
          <text:p/>
        </draw:connector>
        <draw:connector draw:style-name="gr1" draw:text-style-name="P1" draw:layer="layout" draw:type="line" svg:x1="56.35cm" svg:y1="83.2cm" svg:x2="54.599cm" svg:y2="87.611cm" draw:start-shape="id31" draw:start-glue-point="2" draw:end-shape="id34" draw:end-glue-point="4" svg:d="m56350 83200-1751 4411">
          <text:p/>
        </draw:connector>
        <draw:custom-shape draw:style-name="gr5" draw:text-style-name="P6" draw:id="id40" draw:layer="layout" svg:width="9cm" svg:height="1.604cm" svg:x="48.1cm" svg:y="85.7cm">
          <text:p text:style-name="P4"><text:span text:style-name="T10">Code (ISO 639-3) of language</text:span></text:p>
          <text:p text:style-name="P4"><text:span text:style-name="T10">(that is named)</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onnector draw:style-name="gr11" draw:text-style-name="P1" draw:layer="layout" draw:type="line" svg:x1="42.85cm" svg:y1="57.741cm" svg:x2="42.85cm" svg:y2="60cm" draw:start-shape="id35" draw:start-glue-point="2" draw:end-shape="id36" draw:end-glue-point="0" svg:d="m42850 57741v2259">
          <text:p/>
        </draw:connector>
        <draw:rect draw:style-name="Список_20_атрибутов_20_сущносей" draw:id="id35" draw:layer="layout" svg:width="12.5cm" svg:height="3.241cm" svg:x="36.6cm" svg:y="54.5cm">
          <text:p><text:span text:style-name="T19">Name</text:span></text:p>
          <text:p><text:span text:style-name="T19">Entity</text:span></text:p>
          <text:p><text:span text:style-name="T19">Dascription</text:span></text:p>
          <text:p><text:span text:style-name="T19">Comments</text:span></text:p>
        </draw:rect>
        <draw:rect draw:style-name="gr2" draw:text-style-name="P2" draw:layer="layout" svg:width="12.5cm" svg:height="1cm" svg:x="36.6cm" svg:y="53.5cm">
          <text:p text:style-name="P1"><text:span text:style-name="T5">Named</text:span></text:p>
        </draw:rect>
        <draw:rect draw:style-name="Свойства_20_атрибутов" draw:layer="layout" svg:width="1cm" svg:height="3.241cm" svg:x="49.1cm" svg:y="54.5cm">
          <text:p><text:span text:style-name="T6">*</text:span></text:p>
          <text:p><text:span text:style-name="T6">*</text:span></text:p>
          <text:p><text:span text:style-name="T6">о</text:span></text:p>
          <text:p><text:span text:style-name="T6">о</text:span></text:p>
        </draw:rect>
        <draw:path draw:style-name="gr18" draw:text-style-name="P1" draw:id="id36" draw:layer="layout" svg:width="2.099cm" svg:height="1.099cm" svg:x="41.8cm" svg:y="60cm" svg:viewBox="0 0 2100 1100" svg:d="m1050 1100c-290 0-525-246-525-550s235-550 525-550 525 246 525 550-235 550-525 550zm-1050 0h2100z">
          <draw:glue-point draw:id="4" svg:x="2.619cm" svg:y="5.454cm"/>
          <draw:glue-point draw:id="5" svg:x="-2.142cm" svg:y="5.454cm"/>
          <draw:glue-point draw:id="6" svg:x="5cm" svg:y="5.454cm"/>
          <draw:glue-point draw:id="7" svg:x="-5.238cm" svg:y="5.454cm"/>
          <text:p/>
        </draw:path>
        <draw:connector draw:style-name="gr11" draw:text-style-name="P1" draw:layer="layout" draw:type="curve" svg:x1="56.35cm" svg:y1="74.279cm" svg:x2="43.399cm" svg:y2="61.1cm" draw:start-shape="id37" draw:start-glue-point="0" draw:end-shape="id36" draw:end-glue-point="4" svg:d="m56350 74279c0-9847-12951-3258-12951-13179">
          <text:p/>
        </draw:connector>
        <draw:rect draw:style-name="Список_20_атрибутов_20_сущносей" draw:text-style-name="P10" draw:id="id39" draw:layer="layout" svg:width="12cm" svg:height="3.241cm" svg:x="62.6cm" svg:y="68.7cm">
          <draw:glue-point draw:id="4" svg:x="3.333cm" svg:y="5.004cm"/>
          <draw:glue-point draw:id="5" svg:x="-2.916cm" svg:y="5.004cm"/>
          <text:p><text:span text:style-name="T20">Code (ISO 639-3) of language</text:span></text:p>
        </draw:rect>
        <draw:rect draw:style-name="gr2" draw:text-style-name="P2" draw:layer="layout" svg:width="12cm" svg:height="1cm" svg:x="62.6cm" svg:y="67.7cm">
          <text:p text:style-name="P1"><text:span text:style-name="T5">Language</text:span></text:p>
        </draw:rect>
        <draw:rect draw:style-name="Свойства_20_атрибутов" draw:layer="layout" svg:width="1cm" svg:height="3.241cm" svg:x="74.6cm" svg:y="68.7cm">
          <text:p><text:span text:style-name="T6">#</text:span></text:p>
        </draw:rect>
        <draw:rect draw:style-name="gr2" draw:text-style-name="P2" draw:id="id37" draw:layer="layout" svg:width="12.5cm" svg:height="1cm" svg:x="50.1cm" svg:y="74.279cm">
          <text:p text:style-name="P1"><text:span text:style-name="T5">Named in language</text:span></text:p>
        </draw:rect>
        <draw:rect draw:style-name="gr2" draw:text-style-name="P2" draw:id="id31" draw:layer="layout" svg:width="12.5cm" svg:height="1cm" svg:x="50.1cm" svg:y="82.2cm">
          <text:p text:style-name="P1"><text:span text:style-name="T5">Named language</text:span></text:p>
        </draw:rect>
        <draw:connector draw:style-name="gr11" draw:text-style-name="P1" draw:layer="layout" draw:type="line" svg:x1="56.35cm" svg:y1="75.279cm" svg:x2="56.35cm" svg:y2="77.718cm" draw:start-shape="id37" draw:start-glue-point="2" draw:end-shape="id38" draw:end-glue-point="0" svg:d="m56350 75279v2439">
          <text:p/>
        </draw:connector>
        <draw:path draw:style-name="gr18" draw:text-style-name="P1" draw:id="id38" draw:layer="layout" svg:width="2.099cm" svg:height="1.099cm" svg:x="55.3cm" svg:y="77.718cm" svg:viewBox="0 0 2100 1100" svg:d="m1050 1100c-290 0-525-246-525-550s235-550 525-550 525 246 525 550-235 550-525 550zm-1050 0h2100z">
          <draw:glue-point draw:id="4" svg:x="2.619cm" svg:y="5.454cm"/>
          <draw:glue-point draw:id="5" svg:x="-2.142cm" svg:y="5.454cm"/>
          <draw:glue-point draw:id="6" svg:x="5cm" svg:y="5.454cm"/>
          <draw:glue-point draw:id="7" svg:x="-5.238cm" svg:y="5.454cm"/>
          <text:p/>
        </draw:path>
        <draw:connector draw:style-name="gr11" draw:text-style-name="P1" draw:layer="layout" draw:type="curve" svg:x1="56.35cm" svg:y1="82.2cm" svg:x2="56.35cm" svg:y2="78.818cm" draw:start-shape="id31" draw:start-glue-point="0" draw:end-shape="id38" draw:end-glue-point="2" svg:d="m56350 82200v-3382">
          <text:p/>
        </draw:connector>
        <draw:connector draw:style-name="Связь_5f_1..1_5f_0..N" draw:layer="layout" svg:x1="65.101cm" svg:y1="71.941cm" svg:x2="62.6cm" svg:y2="74.779cm" draw:start-shape="id39" draw:start-glue-point="5" draw:end-shape="id37" draw:end-glue-point="1" svg:d="m65101 71941v2838h-2501">
          <text:p/>
        </draw:connector>
        <draw:custom-shape draw:style-name="gr5" draw:text-style-name="P6" draw:id="id34" draw:layer="layout" svg:width="9cm" svg:height="1.604cm" svg:x="50.1cm" svg:y="87.611cm">
          <text:p text:style-name="P4"><text:span text:style-name="T10">Code (ISO 639-3) of language, </text:span></text:p>
          <text:p text:style-name="P4"><text:span text:style-name="T10">in which named</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onnector draw:style-name="gr1" draw:text-style-name="P1" draw:layer="layout" draw:type="line" svg:x1="56.35cm" svg:y1="83.2cm" svg:x2="52.599cm" svg:y2="85.7cm" draw:start-shape="id31" draw:start-glue-point="2" draw:end-shape="id40" draw:end-glue-point="4" svg:d="m56350 83200-3751 2500">
          <text:p/>
        </draw:connector>
        <draw:custom-shape draw:style-name="gr4" draw:text-style-name="P11" draw:id="id33" draw:layer="layout" svg:width="9cm" svg:height="1.5cm" svg:x="52.1cm" svg:y="89.523cm">
          <text:p text:style-name="P4"><text:span text:style-name="T21">Name</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ustom-shape draw:style-name="gr3" draw:text-style-name="P11" draw:id="id30" draw:layer="layout" svg:width="9cm" svg:height="1.5cm" svg:x="56.1cm" svg:y="93.33cm">
          <text:p text:style-name="P4"><text:span text:style-name="T21">Description</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ustom-shape draw:style-name="gr3" draw:text-style-name="P11" draw:id="id32" draw:layer="layout" svg:width="9cm" svg:height="1.5cm" svg:x="58.1cm" svg:y="95.085cm">
          <text:p text:style-name="P4"><text:span text:style-name="T21">Comments</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onnector draw:style-name="gr11" draw:text-style-name="P1" draw:layer="layout" draw:type="curve" svg:x1="31.16cm" svg:y1="72.889cm" svg:x2="42.401cm" svg:y2="61.1cm" draw:end-shape="id36" draw:end-glue-point="5" svg:d="m31160 72889c0-8428 11241-2534 11241-11789">
          <text:p/>
        </draw:connector>
        <draw:connector draw:style-name="gr11" draw:text-style-name="P1" draw:layer="layout" draw:type="curve" draw:line-skew="-11.334cm" svg:x1="43.864cm" svg:y1="109.615cm" svg:x2="55.901cm" svg:y2="78.818cm" draw:start-shape="id41" draw:start-glue-point="0" draw:end-shape="id38" draw:end-glue-point="5" svg:d="m43864 109615c0-40062 12037-24664 12037-30797">
          <text:p/>
        </draw:connector>
        <draw:polyline draw:style-name="gr19" draw:text-style-name="P1" draw:layer="layout" svg:width="19.499cm" svg:height="8.999cm" svg:x="32.4cm" svg:y="50cm" svg:viewBox="0 0 19500 9000" draw:points="0,500 19500,500 19500,9000 500,9000 500,0">
          <text:p/>
        </draw:polyline>
        <draw:frame draw:style-name="gr20" draw:text-style-name="P12" draw:layer="layout" svg:width="7cm" svg:height="1.75cm" svg:x="33.6cm" svg:y="51.1cm">
          <draw:text-box>
            <text:p><text:span text:style-name="T22">Package: Name</text:span></text:p>
          </draw:text-box>
        </draw:frame>
        <draw:polyline draw:style-name="gr19" draw:text-style-name="P1" draw:layer="layout" svg:width="37.499cm" svg:height="34.229cm" svg:x="41.6cm" svg:y="64.1cm" svg:viewBox="0 0 37500 34230" draw:points="0,1902 37500,1902 37500,34230 962,34230 962,0">
          <text:p/>
        </draw:polyline>
        <draw:frame draw:style-name="gr20" draw:text-style-name="P12" draw:layer="layout" svg:width="11cm" svg:height="1.75cm" svg:x="52.1cm" svg:y="66.35cm">
          <draw:text-box>
            <text:p><text:span text:style-name="T22">Package: Language</text:span></text:p>
          </draw:text-box>
        </draw:frame>
        <draw:custom-shape draw:style-name="gr5" draw:text-style-name="P6" draw:id="id42" draw:layer="layout" svg:width="9cm" svg:height="1.604cm" svg:x="43.8cm" svg:y="77.496cm">
          <text:p text:style-name="P4"><text:span text:style-name="T10">Code (ISO 639-3) of language, </text:span></text:p>
          <text:p text:style-name="P4"><text:span text:style-name="T10">in which named</text:span></text:p>
          <draw:enhanced-geometry svg:viewBox="0 0 21600 21600" draw:mirror-horizontal="false" draw:mirror-vertical="false" draw:glue-points="10800 0 0 10800 10800 21600 21600 10800" draw:text-areas="1060 3180 20540 18420" draw:type="flowchart-terminator" draw:enhanced-path="M 3470 21600 X 0 10800 3470 0 L 18130 0 X 21600 10800 18130 21600 Z N"/>
        </draw:custom-shape>
        <draw:connector draw:style-name="gr1" draw:text-style-name="P1" draw:layer="layout" draw:type="line" svg:x1="50.1cm" svg:y1="74.779cm" svg:x2="48.299cm" svg:y2="77.496cm" draw:start-shape="id37" draw:start-glue-point="3" draw:end-shape="id42" draw:end-glue-point="4" svg:d="m50100 74779-1801 2717">
          <text:p/>
        </draw:connector>
        <draw:connector draw:style-name="Связь_5f_1..1_5f_0..N" draw:layer="layout" svg:x1="68.6cm" svg:y1="71.941cm" svg:x2="62.6cm" svg:y2="82.7cm" draw:start-shape="id39" draw:end-shape="id31" draw:end-glue-point="1" svg:d="m68600 71941v10759h-6000">
          <text:p/>
        </draw:connector>
        <draw:connector draw:style-name="gr13" draw:text-style-name="P1" draw:layer="layout" svg:x1="61.892cm" svg:y1="125cm" svg:x2="67.145cm" svg:y2="125.001cm" draw:start-shape="id43" draw:start-glue-point="1" draw:end-shape="id44" draw:end-glue-point="4" svg:d="m61892 125000h2627v1h2626">
          <text:p/>
        </draw:connector>
        <draw:g draw:id="id43">
          <draw:custom-shape draw:style-name="gr10" draw:text-style-name="P9" draw:layer="layout" svg:width="2cm" svg:height="2cm" svg:x="59.892cm" svg:y="124cm">
            <text:p text:style-name="P1"><text:span text:style-name="T14"><text:s/></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10" draw:text-style-name="P9" draw:layer="layout" svg:width="1.4cm" svg:height="1.4cm" svg:x="60.192cm" svg:y="124.3cm">
            <text:p text:style-name="P1"><text:span text:style-name="T14"><text:s/></text:span></text:p>
            <draw:enhanced-geometry svg:viewBox="0 0 21600 21600" draw:glue-points="10800 0 0 10800 10800 21600 21600 10800" draw:text-areas="5400 5400 16200 16200" draw:type="diamond" draw:enhanced-path="M 10800 0 L 21600 10800 10800 21600 0 10800 10800 0 Z N"/>
          </draw:custom-shape>
        </draw:g>
        <draw:connector draw:style-name="gr16" draw:text-style-name="P1" draw:layer="layout" svg:x1="59.892cm" svg:y1="125cm" svg:x2="56.614cm" svg:y2="125.001cm" draw:start-shape="id43" draw:start-glue-point="3" draw:end-shape="id45" draw:end-glue-point="4" svg:d="m59892 125000h-1639v1h-1639">
          <text:p/>
        </draw:connector>
        <draw:connector draw:style-name="gr15" draw:text-style-name="P1" draw:layer="layout" svg:x1="64.361cm" svg:y1="127cm" svg:x2="67.114cm" svg:y2="127.001cm" draw:start-shape="id46" draw:start-glue-point="1" svg:d="m64361 127000h1628v1h1125">
          <text:p/>
        </draw:connector>
        <draw:g draw:id="id46">
          <draw:custom-shape draw:style-name="gr10" draw:text-style-name="P9" draw:layer="layout" svg:width="2cm" svg:height="2cm" svg:x="62.361cm" svg:y="126cm">
            <text:p text:style-name="P1"><text:span text:style-name="T14"><text:s/></text:span></text:p>
            <draw:enhanced-geometry svg:viewBox="0 0 21600 21600" draw:glue-points="10800 0 0 10800 10800 21600 21600 10800" draw:text-areas="5400 5400 16200 16200" draw:type="diamond" draw:enhanced-path="M 10800 0 L 21600 10800 10800 21600 0 10800 10800 0 Z N"/>
          </draw:custom-shape>
        </draw:g>
        <draw:connector draw:style-name="gr13" draw:text-style-name="P1" draw:layer="layout" svg:x1="62.361cm" svg:y1="127cm" svg:x2="56.841cm" svg:y2="127.001cm" draw:start-shape="id46" draw:start-glue-point="3" svg:d="m62361 127000h-3010v1h-2510">
          <text:p/>
        </draw:connector>
        <draw:frame draw:style-name="gr21" draw:text-style-name="P1" draw:layer="layout" svg:width="7.868cm" svg:height="1.675cm" svg:x="58.614cm" svg:y="122cm">
          <draw:text-box>
            <text:p text:style-name="P1">ID of the code, </text:p>
            <text:p text:style-name="P1">that codifies to the codifier</text:p>
          </draw:text-box>
        </draw:frame>
        <draw:frame draw:style-name="gr21" draw:text-style-name="P1" draw:layer="layout" svg:width="7.813cm" svg:height="1.675cm" svg:x="58.801cm" svg:y="128.5cm">
          <draw:text-box>
            <text:p text:style-name="P1">ID of codifier, </text:p>
            <text:p text:style-name="P1">to which the code belongs</text:p>
          </draw:text-box>
        </draw:frame>
        <draw:g>
          <draw:rect draw:style-name="Заголовок_20_сущности" draw:layer="layout" svg:width="10.2cm" svg:height="3.5cm" svg:x="21.5cm" svg:y="28cm">
            <text:p/>
          </draw:rect>
          <draw:rect draw:style-name="Заголовок_20_сущности" draw:layer="layout" svg:width="9.2cm" svg:height="2.5cm" svg:x="22cm" svg:y="28.5cm">
            <text:p>Weak entity </text:p>
            <text:p>(It's PK depends on </text:p>
            <text:p>PK of other entity)</text:p>
          </draw:rect>
        </draw:g>
        <draw:g>
          <draw:rect draw:style-name="Заголовок_20_сущности" draw:layer="layout" svg:width="12.5cm" svg:height="2cm" svg:x="43.114cm" svg:y="122cm">
            <text:p/>
          </draw:rect>
          <draw:rect draw:style-name="Заголовок_20_сущности" draw:layer="layout" svg:width="11.275cm" svg:height="1.428cm" svg:x="43.727cm" svg:y="122.286cm">
            <text:p><text:span text:style-name="T5">Codifier</text:span></text:p>
          </draw:rect>
        </draw:g>
        <draw:custom-shape draw:style-name="gr22" draw:text-style-name="P1" draw:layer="layout" svg:width="13.5cm" svg:height="7cm" svg:x="38.5cm" svg:y="131.5cm">
          <text:p text:style-name="P1">Codifiers are also codified — </text:p>
          <text:p text:style-name="P1">for each one there is a code — </text:p>
          <text:p text:style-name="P1">an entry in the "Codes" table — </text:p>
          <text:p text:style-name="P1">ID of this code is also </text:p>
          <text:p text:style-name="P1">the primary key of the codifier. <text:s/></text:p>
          <draw:enhanced-geometry svg:viewBox="0 0 21600 21600" draw:text-areas="3000 3320 17110 17330" draw:type="cloud-callout" draw:modifiers="10623.2130953263 -11776.4890729896"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22" draw:text-style-name="P13" draw:layer="layout" svg:width="18.5cm" svg:height="10.5cm" svg:x="58.614cm" svg:y="135.5cm">
          <text:p text:style-name="P13">Known codifiers and their ranges:</text:p>
          <text:p text:style-name="P13">-- usual codifiers<text:tab/><text:tab/><text:tab/>: <text:s text:c="3"/>10 - <text:s text:c="6"/>2999</text:p>
          <text:p text:style-name="P13">-- status sets<text:tab/><text:tab/><text:tab/><text:tab/>: <text:s/>3000 - <text:s text:c="6"/>5999</text:p>
          <text:p text:style-name="P13">-- other types of codifiers<text:tab/>: <text:s/>6000 - <text:s text:c="6"/>9999 </text:p>
          <text:p text:style-name="P13">-- plain codes<text:tab/><text:tab/><text:tab/>: 10000 - 2147483647</text:p>
          <text:p text:style-name="P13">-------</text:p>
          <text:p text:style-name="P13">-- root codifier<text:tab/><text:tab/><text:tab/><text:tab/>: 0</text:p>
          <text:p text:style-name="P13">-- codifier of usual codifiers<text:tab/>: 1</text:p>
          <text:p text:style-name="P13">-- codifier of status sets<text:tab/><text:tab/>: 2</text:p>
          <text:p text:style-name="P13">-- codifier of other types of codifiers: 3</text:p>
          <text:p text:style-name="P13">-------</text:p>
          <text:p text:style-name="P13">-- these codes ranges constraints aren't automatically checked</text:p>
          <draw:enhanced-geometry svg:viewBox="0 0 21600 21600" draw:glue-points="10800 0 0 10800 10800 21600 21600 10800 ?f40 ?f41" draw:text-areas="0 0 21600 21600" draw:type="rectangular-callout" draw:modifiers="6312.696610994 -3667.53642510237"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onnector draw:style-name="gr1" draw:text-style-name="P1" draw:layer="layout" draw:type="line" svg:x1="38.614cm" svg:y1="120.994cm" svg:x2="43.864cm" svg:y2="111.615cm" draw:start-shape="id47" draw:start-glue-point="7" draw:end-shape="id41" draw:end-glue-point="2" svg:d="m38614 120994 5250-9379">
          <text:p/>
        </draw:connector>
        <draw:connector draw:style-name="gr1" draw:text-style-name="P1" draw:layer="layout" draw:type="line" svg:x1="40.614cm" svg:y1="122.749cm" svg:x2="43.864cm" svg:y2="111.615cm" draw:start-shape="id48" draw:start-glue-point="7" draw:end-shape="id41" draw:end-glue-point="2" svg:d="m40614 122749 3250-11134">
          <text:p/>
        </draw:connector>
        <draw:connector draw:style-name="gr1" draw:text-style-name="P1" draw:layer="layout" draw:type="line" svg:x1="34.614cm" svg:y1="117.187cm" svg:x2="43.864cm" svg:y2="111.615cm" draw:start-shape="id49" draw:start-glue-point="7" draw:end-shape="id41" draw:end-glue-point="2" svg:d="m34614 117187 9250-5572">
          <text:p/>
        </draw:connector>
        <draw:connector draw:style-name="gr1" draw:text-style-name="P1" draw:layer="layout" draw:type="line" svg:x1="43.864cm" svg:y1="111.615cm" svg:x2="32.614cm" svg:y2="115.327cm" draw:start-shape="id41" draw:start-glue-point="2" draw:end-shape="id50" draw:end-glue-point="7" svg:d="m43864 111615-11250 3712">
          <text:p/>
        </draw:connector>
        <draw:custom-shape draw:style-name="gr5" draw:text-style-name="P6" draw:id="id50" draw:layer="layout" svg:width="9cm" svg:height="1.604cm" svg:x="23.614cm" svg:y="114.526cm">
          <text:p text:style-name="P4"><text:span text:style-name="T10">Code (ISO 639-3) of language, </text:span></text:p>
          <text:p text:style-name="P4"><text:span text:style-name="T10">in which named</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onnector draw:style-name="gr1" draw:text-style-name="P1" draw:layer="layout" draw:type="line" svg:x1="43.864cm" svg:y1="111.615cm" svg:x2="30.614cm" svg:y2="113.416cm" draw:start-shape="id41" draw:start-glue-point="2" draw:end-shape="id51" draw:end-glue-point="7" svg:d="m43864 111615-13250 1801">
          <text:p/>
        </draw:connector>
        <draw:custom-shape draw:style-name="gr4" draw:text-style-name="P11" draw:id="id49" draw:layer="layout" svg:width="9cm" svg:height="1.5cm" svg:x="25.614cm" svg:y="116.438cm">
          <text:p text:style-name="P4"><text:span text:style-name="T21">Name</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ustom-shape draw:style-name="gr3" draw:text-style-name="P11" draw:id="id47" draw:layer="layout" svg:width="9cm" svg:height="1.5cm" svg:x="29.614cm" svg:y="120.245cm">
          <text:p text:style-name="P4"><text:span text:style-name="T21">Description</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ustom-shape draw:style-name="gr3" draw:text-style-name="P11" draw:id="id48" draw:layer="layout" svg:width="9cm" svg:height="1.5cm" svg:x="31.614cm" svg:y="122cm">
          <text:p text:style-name="P4"><text:span text:style-name="T21">Comments</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ustom-shape draw:style-name="gr4" draw:text-style-name="P11" draw:id="id2" draw:layer="layout" svg:width="9cm" svg:height="1.5cm" svg:x="54.159cm" svg:y="91.337cm">
          <text:p text:style-name="P4"><text:span text:style-name="T21">Entity</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g draw:id="id41">
          <draw:rect draw:style-name="Заголовок_20_сущности" draw:layer="layout" svg:width="12.5cm" svg:height="2cm" svg:x="37.614cm" svg:y="109.615cm">
            <text:p/>
          </draw:rect>
          <draw:rect draw:style-name="Заголовок_20_сущности" draw:layer="layout" svg:width="11.275cm" svg:height="1.428cm" svg:x="38.227cm" svg:y="109.901cm">
            <text:p><text:span text:style-name="T5">Named code</text:span></text:p>
          </draw:rect>
        </draw:g>
        <draw:custom-shape draw:style-name="gr4" draw:text-style-name="P11" draw:id="id1" draw:layer="layout" svg:width="9cm" svg:height="1.5cm" svg:x="27.614cm" svg:y="118.345cm">
          <text:p text:style-name="P4"><text:span text:style-name="T21">Entity</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ustom-shape draw:style-name="gr5" draw:text-style-name="P14" draw:id="id51" draw:layer="layout" svg:width="9cm" svg:height="1.604cm" svg:x="21.614cm" svg:y="112.615cm">
          <text:p text:style-name="P4"><text:span text:style-name="T23">Code ID</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polyline draw:style-name="gr19" draw:text-style-name="P1" draw:layer="layout" svg:width="65.999cm" svg:height="46.729cm" svg:x="18.5cm" svg:y="101.77cm" svg:viewBox="0 0 66000 46730" draw:points="0,2597 66000,2597 66000,46730 1693,46730 1693,0">
          <text:p/>
        </draw:polyline>
        <draw:frame draw:style-name="gr20" draw:text-style-name="P12" draw:layer="layout" svg:width="11cm" svg:height="1.75cm" svg:x="72.5cm" svg:y="105.25cm">
          <draw:text-box>
            <text:p><text:span text:style-name="T22">Package: Codifier</text:span></text:p>
          </draw:text-box>
        </draw:frame>
        <draw:rect draw:style-name="gr23" draw:text-style-name="P15" draw:layer="layout" svg:width="30cm" svg:height="5cm" svg:x="23cm" svg:y="140cm">
          <text:p text:style-name="P13"><text:span text:style-name="T24">SELECT * FROM get_codes_by_codestr('Root codifier', 'Usual codifiers');</text:span></text:p>
          <text:p text:style-name="P13"><text:span text:style-name="T24">SELECT get_one_code_by_codestr('Root codifier', 'Usual codifiers');</text:span></text:p>
          <text:p text:style-name="P13"><text:span text:style-name="T24">SELECT get_code_by_codeid(2);</text:span></text:p>
          <text:p text:style-name="P13"><text:span text:style-name="T24">SELECT * FROM get_codifiers_by_codifierstr('Usual codifiers');</text:span></text:p>
          <text:p text:style-name="P13"><text:span text:style-name="T24">SELECT get_one_codifier_by_codifierstr('Usual codifiers');</text:span></text:p>
          <text:p text:style-name="P13"><text:span text:style-name="T24">SELECT get_codifier_by_codifierid(2);</text:span></text:p>
        </draw:rect>
        <draw:custom-shape draw:style-name="gr24" draw:text-style-name="P16" draw:layer="layout" svg:width="28cm" svg:height="7.5cm" svg:x="34cm" svg:y="4.5cm">
          <text:p><text:span text:style-name="T25">Copyright (C) 2010 Andrejs Sisojevs &lt;andrejs.sisojevs@nextmail.ru&gt;</text:span></text:p>
          <text:p><text:span text:style-name="T25"/></text:p>
          <text:p><text:span text:style-name="T25">All rights reserved.</text:span></text:p>
          <text:p><text:span text:style-name="T25"/></text:p>
          <text:p><text:span text:style-name="T25">For license and copyright information, see the file COPYRIGHT</text:span></text:p>
          <text:p><text:span text:style-name="T12"/></text:p>
          <draw:enhanced-geometry svg:viewBox="0 0 21600 21600" draw:glue-points="10800 0 0 10800 10800 21600 21600 10800" draw:path-stretchpoint-x="10800" draw:path-stretchpoint-y="10800" draw:text-areas="?f12 ?f13 ?f14 ?f15" draw:type="mso-spt21" draw:modifiers="3600" draw:enhanced-path="M ?f0 0 Y 0 ?f1 L 0 ?f2 X ?f0 21600 L ?f3 21600 Y 21600 ?f2 L 21600 ?f1 X ?f3 0 Z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onnector draw:style-name="Связь_5f_1..1_5f_0..N" draw:layer="layout" svg:x1="73.524cm" svg:y1="123.032cm" svg:x2="50.114cm" svg:y2="110.615cm" draw:start-shape="id52" draw:start-glue-point="0" draw:end-shape="id41" draw:end-glue-point="1" svg:d="m73524 123032v-12417h-23410">
          <text:p/>
        </draw:connector>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7" draw:display-name="Gradient 7" draw:style="linear" draw:start-color="#000000" draw:end-color="#ffffff" draw:start-intensity="100%" draw:end-intensity="100%" draw:angle="0" draw:border="0%"/>
    <draw:gradient draw:name="Gradient_20_8" draw:display-name="Gradient 8"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marker draw:name="ERD_5f_0..1" draw:display-name="ERD_0..1" svg:viewBox="0 0 80000 97000" svg:d="m43000 0v21000h37000v8000h-37000v8000c990 150 2160 450 3180 600 960 240 1920 480 2910 720 930 330 1860 660 2760 990 900 390 1770 810 2640 1230 840 480 1650 990 2490 1470 750 570 1530 1140 2280 1710 720 630 1410 1260 2130 1890 630 720 1260 1410 1890 2130 570 750 1140 1530 1710 2280 480 840 990 1650 1470 2490 420 870 840 1740 1230 2640 330 900 660 1830 990 2760 240 990 480 1950 720 2910 150 1020 300 2040 450 3030 5 793 115 2345 152 3132h-5992c25-6038-2666-13105-6827-17176-4380-4286-11055-6806-17183-6806s-12869 2469-17202 6802-6798 11070-6798 17198 2465 12866 6798 17199 8765 6824 17202 6801 12966-2581 17237-6760 6798-9185 6773-17229h5992c-50 717-102 2422-152 3139-150 990-300 2010-450 3030-240 960-480 1920-720 2910-330 930-660 1860-990 2760-390 900-810 1770-1230 2640-480 840-990 1650-1470 2490-570 750-1140 1530-1710 2280-630 720-1260 1410-1890 2130-720 630-1410 1260-2130 1890-750 570-1530 1140-2280 1710-840 480-1650 990-2490 1470-870 420-1740 840-2640 1230-900 330-1830 660-2760 990-990 240-1950 480-2910 720-1020 150-2040 300-3030 450-1050 60-2100 90-3150 150-1050-60-2100-90-3150-150-990-150-2010-300-3030-450-960-240-1920-480-2910-720-930-330-1860-660-2760-990-900-390-1770-810-2640-1230-840-480-1650-990-2490-1470-750-570-1530-1140-2280-1710-720-630-1410-1260-2130-1890-630-720-1260-1410-1890-2130-570-750-1140-1530-1710-2280-480-840-990-1650-1470-2490-420-870-840-1740-1230-2640-330-900-660-1830-990-2760-240-990-480-1950-720-2910-150-1020-300-2040-450-3030-60-1050-90-2100-150-3150 60-1050 90-2100 150-3150 150-990 300-2010 450-3030 240-960 480-1920 720-2910 330-930 660-1860 990-2760 390-900 810-1770 1230-2640 480-840 990-1650 1470-2490 570-750 1140-1530 1710-2280 630-720 1260-1410 1890-2130 720-630 1410-1260 2130-1890 750-570 1530-1140 2280-1710 840-480 1650-990 2490-1470 870-420 1740-840 2640-1230 900-330 1830-660 2760-990 990-240 1950-480 2910-720 1020-150 2190-450 3180-600v-8000h-37000v-8000h37000v-21000z"/>
    <draw:marker draw:name="ERD_5f_0..N" draw:display-name="ERD_0..N" svg:viewBox="0 0 84000 97000" svg:d="m45000 0v31000l33000-31000h6000l-39000 37000c990 150 2160 450 3180 600 960 240 1920 480 2910 720 930 330 1860 660 2760 990 900 390 1770 810 2640 1230 840 480 1650 990 2490 1470 750 570 1530 1140 2280 1710 720 630 1410 1260 2130 1890 630 720 1260 1410 1890 2130 570 750 1140 1530 1710 2280 480 840 990 1650 1470 2490 420 870 840 1740 1230 2640 330 900 660 1830 990 2760 240 990 480 1950 720 2910 150 1020 300 2040 450 3030 5 793 115 2345 152 3132h-5992c25-6038-2666-13105-6827-17176-4380-4286-11055-6806-17183-6806s-12869 2469-17202 6802-6798 11070-6798 17198 2465 12866 6798 17199 8765 6824 17202 6801 12966-2581 17237-6760 6798-9185 6773-17229h5992c-50 717-102 2422-152 3139-150 990-300 2010-450 3030-240 960-480 1920-720 2910-330 930-660 1860-990 2760-390 900-810 1770-1230 2640-480 840-990 1650-1470 2490-570 750-1140 1530-1710 2280-630 720-1260 1410-1890 2130-720 630-1410 1260-2130 1890-750 570-1530 1140-2280 1710-840 480-1650 990-2490 1470-870 420-1740 840-2640 1230-900 330-1830 660-2760 990-990 240-1950 480-2910 720-1020 150-2040 300-3030 450-1050 60-2100 90-3150 150-1050-60-2100-90-3150-150-990-150-2010-300-3030-450-960-240-1920-480-2910-720-930-330-1860-660-2760-990-900-390-1770-810-2640-1230-840-480-1650-990-2490-1470-750-570-1530-1140-2280-1710-720-630-1410-1260-2130-1890-630-720-1260-1410-1890-2130-570-750-1140-1530-1710-2280-480-840-990-1650-1470-2490-420-870-840-1740-1230-2640-330-900-660-1830-990-2760-240-990-480-1950-720-2910-150-1020-300-2040-450-3030-60-1050-90-2100-150-3150 60-1050 90-2100 150-3150 150-990 300-2010 450-3030 240-960 480-1920 720-2910 330-930 660-1860 990-2760 390-900 810-1770 1230-2640 480-840 990-1650 1470-2490 570-750 1140-1530 1710-2280 630-720 1260-1410 1890-2130 720-630 1410-1260 2130-1890 750-570 1530-1140 2280-1710 840-480 1650-990 2490-1470 870-420 1740-840 2640-1230 900-330 1830-660 2760-990 990-240 1950-480 2910-720 1020-150 2190-450 3180-600l-39000-37000h6000l33000 31000v-31000z"/>
    <draw:marker draw:name="ERD_5f_1..1" draw:display-name="ERD_1..1" svg:viewBox="0 0 84000 97000" svg:d="m45000 0v40000h39000v8000h-39000v49000h-6000v-49000h-39000v-8000h39000v-40000z"/>
    <draw:marker draw:name="ERD_5f_1..N" draw:display-name="ERD_1..N" svg:viewBox="0 0 84000 97000" svg:d="m45000 0v31000l33000-31000h6000l-39000 37000v3000h39000v8000h-39000v49000h-6000v-49000h-39000v-8000h39000v-3000l-39000-37000h6000l33000 31000v-31000z"/>
    <draw:marker draw:name="Стили_20_стрелок_20_1" draw:display-name="Стили стрелок 1" svg:viewBox="0 0 84000 97000" svg:d="m45000 0v31000l33000-31000h6000l-39000 37000c990 150 2160 450 3180 600 960 240 1920 480 2910 720 930 330 1860 660 2760 990 900 390 1770 810 2640 1230 840 480 1650 990 2490 1470 750 570 1530 1140 2280 1710 720 630 1410 1260 2130 1890 630 720 1260 1410 1890 2130 570 750 1140 1530 1710 2280 480 840 990 1650 1470 2490 420 870 840 1740 1230 2640 330 900 660 1830 990 2760 240 990 480 1950 720 2910 150 1020 300 2040 450 3030 5 793 115 2345 152 3132h-5992c25-6038-2666-13105-6827-17176-4380-4286-11055-6806-17183-6806s-12869 2469-17202 6802-6798 11070-6798 17198 2465 12866 6798 17199 8765 6824 17202 6801 12966-2581 17237-6760 6798-9185 6773-17229h5992c-50 717-102 2422-152 3139-150 990-300 2010-450 3030-240 960-480 1920-720 2910-330 930-660 1860-990 2760-390 900-810 1770-1230 2640-480 840-990 1650-1470 2490-570 750-1140 1530-1710 2280-630 720-1260 1410-1890 2130-720 630-1410 1260-2130 1890-750 570-1530 1140-2280 1710-840 480-1650 990-2490 1470-870 420-1740 840-2640 1230-900 330-1830 660-2760 990-990 240-1950 480-2910 720-1020 150-2040 300-3030 450-1050 60-2100 90-3150 150-1050-60-2100-90-3150-150-990-150-2010-300-3030-450-960-240-1920-480-2910-720-930-330-1860-660-2760-990-900-390-1770-810-2640-1230-840-480-1650-990-2490-1470-750-570-1530-1140-2280-1710-720-630-1410-1260-2130-1890-630-720-1260-1410-1890-2130-570-750-1140-1530-1710-2280-480-840-990-1650-1470-2490-420-870-840-1740-1230-2640-330-900-660-1830-990-2760-240-990-480-1950-720-2910-150-1020-300-2040-450-3030-60-1050-90-2100-150-3150 60-1050 90-2100 150-3150 150-990 300-2010 450-3030 240-960 480-1920 720-2910 330-930 660-1860 990-2760 390-900 810-1770 1230-2640 480-840 990-1650 1470-2490 570-750 1140-1530 1710-2280 630-720 1260-1410 1890-2130 720-630 1410-1260 2130-1890 750-570 1530-1140 2280-1710 840-480 1650-990 2490-1470 870-420 1740-840 2640-1230 900-330 1830-660 2760-990 990-240 1950-480 2910-720 1020-150 2190-450 3180-600l-39000-37000h6000l33000 31000v-31000z"/>
    <draw:stroke-dash draw:name="Dash_20_1" draw:display-name="Dash 1" draw:style="rect" draw:dots1="1" draw:dots1-length="0.02cm" draw:dots2="1" draw:dots2-length="0.02cm" draw:distance="0.02cm"/>
    <draw:stroke-dash draw:name="Dash_20_2" draw:display-name="Dash 2" draw:style="rect" draw:dots1="7" draw:dots1-length="500%" draw:distance="450%"/>
    <draw:stroke-dash draw:name="Fine_20_Dashed" draw:display-name="Fine Dashed" draw:style="rect" draw:dots1="1" draw:dots1-length="0.508cm" draw:dots2="1" draw:dots2-length="0.508cm" draw:distance="0.508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ru" fo:country="RU"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Заголовок_20_сущности" style:display-name="Заголовок сущности" style:family="graphic" style:parent-style-name="standard">
      <style:graphic-properties draw:textarea-horizontal-align="center" draw:textarea-vertical-align="middle"/>
      <style:paragraph-properties fo:text-align="center"/>
      <style:text-properties fo:font-family="'Courier New'" style:font-family-generic="modern" style:font-pitch="fixed" fo:font-size="20pt" fo:font-style="normal" fo:font-weight="bold" style:font-size-asian="20pt" style:font-style-asian="normal" style:font-weight-asian="bold" style:font-size-complex="20pt" style:font-style-complex="normal" style:font-weight-complex="bold"/>
    </style:style>
    <style:style style:name="Вид" style:family="graphic" style:parent-style-name="standard">
      <style:graphic-properties draw:stroke-dash="Dash_20_1" draw:fill="solid" draw:fill-color="#0099ff" draw:fill-gradient-name="Gradient_20_7" draw:fill-hatch-name="Hatch_20_1" draw:fill-image-name="Bitmape_20_1" draw:textarea-horizontal-align="justify" draw:textarea-vertical-align="middle" draw:auto-grow-height="false"/>
      <style:paragraph-properties fo:text-align="center"/>
      <style:text-properties fo:font-family="'Courier New'" style:font-family-generic="modern" style:font-pitch="fixed" fo:font-weight="bold" style:font-weight-asian="bold" style:font-weight-complex="bold"/>
    </style:style>
    <style:style style:name="Связь_5f_1..N_5f_1..N" style:display-name="Связь_1..N_1..N" style:family="graphic" style:parent-style-name="standard">
      <style:graphic-properties svg:stroke-width="0.1cm" svg:stroke-color="#800000" draw:marker-start="ERD_5f_1..N" draw:marker-start-width="1.25cm" draw:marker-end="ERD_5f_1..N" draw:marker-end-width="1.25cm" draw:textarea-horizontal-align="center" draw:textarea-vertical-align="middle" fo:padding-top="0.175cm" fo:padding-bottom="0.175cm" fo:padding-left="0.3cm" fo:padding-right="0.3cm"/>
      <style:paragraph-properties fo:text-align="center"/>
    </style:style>
    <style:style style:name="Связь_5f_1..N_5f_0..1" style:display-name="Связь_1..N_0..1" style:family="graphic" style:parent-style-name="standard">
      <style:graphic-properties svg:stroke-width="0.1cm" svg:stroke-color="#800000" draw:marker-start="ERD_5f_1..N" draw:marker-start-width="1.25cm" draw:marker-end="ERD_5f_0..1" draw:marker-end-width="1.25cm" draw:textarea-horizontal-align="center" draw:textarea-vertical-align="middle" fo:padding-top="0.175cm" fo:padding-bottom="0.175cm" fo:padding-left="0.3cm" fo:padding-right="0.3cm"/>
      <style:paragraph-properties fo:text-align="center"/>
    </style:style>
    <style:style style:name="Связь_5f_1..N_5f_0..N" style:display-name="Связь_1..N_0..N" style:family="graphic" style:parent-style-name="standard">
      <style:graphic-properties svg:stroke-width="0.1cm" svg:stroke-color="#800000" draw:marker-start="ERD_5f_1..N" draw:marker-start-width="1.25cm" draw:marker-end="Стили_20_стрелок_20_1" draw:marker-end-width="1.25cm" draw:textarea-horizontal-align="center" draw:textarea-vertical-align="middle" fo:padding-top="0.175cm" fo:padding-bottom="0.175cm" fo:padding-left="0.3cm" fo:padding-right="0.3cm"/>
      <style:paragraph-properties fo:text-align="center"/>
    </style:style>
    <style:style style:name="Связь_5f_1..1_5f_1..N" style:display-name="Связь_1..1_1..N" style:family="graphic" style:parent-style-name="standard">
      <style:graphic-properties svg:stroke-width="0.1cm" svg:stroke-color="#800000" draw:marker-start="ERD_5f_1..1" draw:marker-start-width="1.25cm" draw:marker-end="ERD_5f_1..N" draw:marker-end-width="1.25cm" draw:textarea-horizontal-align="center" draw:textarea-vertical-align="middle" fo:padding-top="0.175cm" fo:padding-bottom="0.175cm" fo:padding-left="0.3cm" fo:padding-right="0.3cm"/>
      <style:paragraph-properties fo:text-align="center"/>
    </style:style>
    <style:style style:name="Связь_5f_1..1_5f_0..1" style:display-name="Связь_1..1_0..1" style:family="graphic" style:parent-style-name="standard">
      <style:graphic-properties svg:stroke-width="0.1cm" svg:stroke-color="#800000" draw:marker-start="ERD_5f_1..1" draw:marker-start-width="1.25cm" draw:marker-end="ERD_5f_0..1" draw:marker-end-width="1.25cm" draw:textarea-horizontal-align="center" draw:textarea-vertical-align="middle" fo:padding-top="0.175cm" fo:padding-bottom="0.175cm" fo:padding-left="0.3cm" fo:padding-right="0.3cm"/>
      <style:paragraph-properties fo:text-align="center"/>
    </style:style>
    <style:style style:name="Связь_5f_1..1_5f_0..N" style:display-name="Связь_1..1_0..N" style:family="graphic" style:parent-style-name="standard">
      <style:graphic-properties svg:stroke-width="0.1cm" svg:stroke-color="#800000" draw:marker-start="ERD_5f_1..1" draw:marker-start-width="1.25cm" draw:marker-end="Стили_20_стрелок_20_1" draw:marker-end-width="1.25cm" draw:textarea-horizontal-align="center" draw:textarea-vertical-align="middle" fo:padding-top="0.175cm" fo:padding-bottom="0.175cm" fo:padding-left="0.3cm" fo:padding-right="0.3cm"/>
      <style:paragraph-properties fo:text-align="center"/>
    </style:style>
    <style:style style:name="Связь_5f_0..N_5f_1..N" style:display-name="Связь_0..N_1..N" style:family="graphic" style:parent-style-name="standard">
      <style:graphic-properties svg:stroke-width="0.1cm" svg:stroke-color="#800000" draw:marker-start="Стили_20_стрелок_20_1" draw:marker-start-width="1.25cm" draw:marker-end="ERD_5f_1..N" draw:marker-end-width="1.25cm" draw:textarea-horizontal-align="center" draw:textarea-vertical-align="middle" fo:padding-top="0.175cm" fo:padding-bottom="0.175cm" fo:padding-left="0.3cm" fo:padding-right="0.3cm"/>
      <style:paragraph-properties fo:text-align="center"/>
    </style:style>
    <style:style style:name="Связь_5f_0..N_5f_0..1" style:display-name="Связь_0..N_0..1" style:family="graphic" style:parent-style-name="standard">
      <style:graphic-properties svg:stroke-width="0.1cm" svg:stroke-color="#800000" draw:marker-start="Стили_20_стрелок_20_1" draw:marker-start-width="1.25cm" draw:marker-end="ERD_5f_0..1" draw:marker-end-width="1.25cm" draw:textarea-horizontal-align="center" draw:textarea-vertical-align="middle" fo:padding-top="0.175cm" fo:padding-bottom="0.175cm" fo:padding-left="0.3cm" fo:padding-right="0.3cm"/>
      <style:paragraph-properties fo:text-align="center"/>
    </style:style>
    <style:style style:name="Связь_5f_0..N_5f_0..N" style:display-name="Связь_0..N_0..N" style:family="graphic" style:parent-style-name="standard">
      <style:graphic-properties svg:stroke-width="0.1cm" svg:stroke-color="#800000" draw:marker-start="Стили_20_стрелок_20_1" draw:marker-start-width="1.25cm" draw:marker-end="Стили_20_стрелок_20_1" draw:marker-end-width="1.25cm" draw:textarea-horizontal-align="center" draw:textarea-vertical-align="middle" fo:padding-top="0.175cm" fo:padding-bottom="0.175cm" fo:padding-left="0.3cm" fo:padding-right="0.3cm"/>
      <style:paragraph-properties fo:text-align="center"/>
    </style:style>
    <style:style style:name="Связь_5f_1..N_5f_1..1" style:display-name="Связь_1..N_1..1" style:family="graphic" style:parent-style-name="standard">
      <style:graphic-properties svg:stroke-width="0.1cm" svg:stroke-color="#800000" draw:marker-start="ERD_5f_1..N" draw:marker-start-width="1.25cm" draw:marker-end="ERD_5f_1..1" draw:marker-end-width="1.25cm" draw:textarea-horizontal-align="center" draw:textarea-vertical-align="middle" fo:padding-top="0.175cm" fo:padding-bottom="0.175cm" fo:padding-left="0.3cm" fo:padding-right="0.3cm"/>
      <style:paragraph-properties fo:text-align="center"/>
    </style:style>
    <style:style style:name="Связь_5f_1..1_5f_1..1" style:display-name="Связь_1..1_1..1" style:family="graphic" style:parent-style-name="standard">
      <style:graphic-properties svg:stroke-width="0.1cm" svg:stroke-color="#800000" draw:marker-start="ERD_5f_1..1" draw:marker-start-width="1.25cm" draw:marker-end="ERD_5f_1..1" draw:marker-end-width="1.25cm" draw:textarea-horizontal-align="center" draw:textarea-vertical-align="middle" fo:padding-top="0.175cm" fo:padding-bottom="0.175cm" fo:padding-left="0.3cm" fo:padding-right="0.3cm"/>
      <style:paragraph-properties fo:text-align="center"/>
    </style:style>
    <style:style style:name="Связь_5f_0..N_5f_1..1" style:display-name="Связь_0..N_1..1" style:family="graphic" style:parent-style-name="standard">
      <style:graphic-properties svg:stroke-width="0.1cm" svg:stroke-color="#800000" draw:marker-start="Стили_20_стрелок_20_1" draw:marker-start-width="1.25cm" draw:marker-end="ERD_5f_1..1" draw:marker-end-width="1.25cm" draw:textarea-horizontal-align="center" draw:textarea-vertical-align="middle" fo:padding-top="0.175cm" fo:padding-bottom="0.175cm" fo:padding-left="0.3cm" fo:padding-right="0.3cm"/>
      <style:paragraph-properties fo:text-align="center"/>
    </style:style>
    <style:style style:name="Связь_5f_0..1_5f_1..N" style:display-name="Связь_0..1_1..N" style:family="graphic" style:parent-style-name="standard">
      <style:graphic-properties svg:stroke-width="0.1cm" svg:stroke-color="#800000" draw:marker-start="ERD_5f_0..1" draw:marker-start-width="1.25cm" draw:marker-end="ERD_5f_1..N" draw:marker-end-width="1.25cm" draw:textarea-horizontal-align="center" draw:textarea-vertical-align="middle" fo:padding-top="0.175cm" fo:padding-bottom="0.175cm" fo:padding-left="0.3cm" fo:padding-right="0.3cm"/>
      <style:paragraph-properties fo:text-align="center"/>
    </style:style>
    <style:style style:name="Связь_5f_0..1_5f_0..1" style:display-name="Связь_0..1_0..1" style:family="graphic" style:parent-style-name="standard">
      <style:graphic-properties svg:stroke-width="0.1cm" svg:stroke-color="#800000" draw:marker-start="ERD_5f_0..1" draw:marker-start-width="1.25cm" draw:marker-end="ERD_5f_0..1" draw:marker-end-width="1.25cm" draw:textarea-horizontal-align="center" draw:textarea-vertical-align="middle" fo:padding-top="0.175cm" fo:padding-bottom="0.175cm" fo:padding-left="0.3cm" fo:padding-right="0.3cm"/>
      <style:paragraph-properties fo:text-align="center"/>
    </style:style>
    <style:style style:name="Связь_5f_0..1_5f_0..N" style:display-name="Связь_0..1_0..N" style:family="graphic" style:parent-style-name="standard">
      <style:graphic-properties svg:stroke-width="0.1cm" svg:stroke-color="#800000" draw:marker-start="ERD_5f_0..1" draw:marker-start-width="1.25cm" draw:marker-end="Стили_20_стрелок_20_1" draw:marker-end-width="1.25cm" draw:textarea-horizontal-align="center" draw:textarea-vertical-align="middle" fo:padding-top="0.175cm" fo:padding-bottom="0.175cm" fo:padding-left="0.3cm" fo:padding-right="0.3cm"/>
      <style:paragraph-properties fo:text-align="center"/>
    </style:style>
    <style:style style:name="Связь_5f_0..1_5f_1..1" style:display-name="Связь_0..1_1..1" style:family="graphic" style:parent-style-name="standard">
      <style:graphic-properties svg:stroke-width="0.1cm" svg:stroke-color="#800000" draw:marker-start="ERD_5f_0..1" draw:marker-start-width="1.25cm" draw:marker-end="ERD_5f_1..1" draw:marker-end-width="1.25cm" draw:textarea-horizontal-align="center" draw:textarea-vertical-align="middle" fo:padding-top="0.175cm" fo:padding-bottom="0.175cm" fo:padding-left="0.3cm" fo:padding-right="0.3cm"/>
      <style:paragraph-properties fo:text-align="center"/>
    </style:style>
    <style:style style:name="Связь" style:family="graphic" style:parent-style-name="standard">
      <style:graphic-properties svg:stroke-width="0.1cm" svg:stroke-color="#800000" draw:marker-start-width="0.35cm" draw:marker-end-width="0.35cm" draw:textarea-horizontal-align="center" draw:textarea-vertical-align="middle" fo:padding-top="0.175cm" fo:padding-bottom="0.175cm" fo:padding-left="0.3cm" fo:padding-right="0.3cm"/>
      <style:paragraph-properties fo:text-align="center"/>
    </style:style>
    <style:style style:name="Кодификатор" style:family="graphic" style:parent-style-name="Список_20_атрибутов_20_сущносей">
      <style:graphic-properties draw:fill="solid" draw:fill-color="#99cc99" draw:fill-image-width="0cm" draw:fill-image-height="0cm"/>
      <style:paragraph-properties fo:margin-left="0.322cm" fo:margin-right="0.3cm" fo:text-indent="0cm">
        <style:tab-stops/>
      </style:paragraph-properties>
    </style:style>
    <style:style style:name="Список_20_атрибутов_20_сущносей" style:display-name="Список атрибутов сущносей" style:family="graphic" style:parent-style-name="standard">
      <style:graphic-properties draw:stroke-dash="Dash_20_1" draw:fill="solid" draw:fill-color="#ccffff" draw:fill-gradient-name="Gradient_20_7" draw:fill-hatch-name="Hatch_20_1" draw:fill-image-name="Bitmape_20_1" draw:fill-image-width="0cm" draw:fill-image-height="0cm" draw:textarea-horizontal-align="left" draw:textarea-vertical-align="top" draw:fit-to-size="false" draw:fit-to-contour="true" fo:padding-top="0cm" fo:padding-bottom="0cm" fo:padding-left="0cm" fo:padding-right="0cm"/>
      <style:paragraph-properties fo:margin-left="0.4cm" fo:margin-right="0.2cm" fo:margin-top="0.07cm" fo:margin-bottom="0.07cm" fo:line-height="100%" fo:text-align="start" fo:text-indent="0cm" style:text-autospace="none"/>
      <style:text-properties fo:font-family="'Courier New'" style:font-style-name="Обычный" style:font-family-generic="modern" style:font-pitch="fixed" fo:font-size="18pt" style:font-size-asian="18pt" style:font-size-complex="18pt"/>
    </style:style>
    <style:style style:name="Свойства_20_атрибутов" style:display-name="Свойства атрибутов" style:family="graphic" style:parent-style-name="standard">
      <style:graphic-properties draw:stroke-dash="Dash_20_1" draw:fill="solid" draw:fill-color="#ccffff" draw:fill-gradient-name="Gradient_20_8" draw:fill-hatch-name="Hatch_20_1" draw:fill-image-name="Bitmape_20_1" draw:textarea-horizontal-align="left" draw:textarea-vertical-align="top" draw:fit-to-contour="true" fo:padding-top="0cm" fo:padding-bottom="0cm" fo:padding-left="0cm" fo:padding-right="0cm"/>
      <style:paragraph-properties fo:margin-top="0.07cm" fo:margin-bottom="0.07cm" fo:line-height="100%" fo:text-align="center" style:text-autospace="none"/>
      <style:text-properties fo:font-family="'Courier New'" style:font-style-name="Обычный" style:font-family-generic="modern" style:font-pitch="fixed" fo:font-size="18pt" style:font-size-asian="18pt" style:font-size-complex="18pt"/>
    </style:style>
  </office:styles>
  <office:automatic-styles>
    <style:page-layout style:name="PM0">
      <style:page-layout-properties fo:margin-top="1cm" fo:margin-bottom="1cm" fo:margin-left="1cm" fo:margin-right="1cm" fo:page-width="104cm" fo:page-height="158.9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Обычный"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initial-creator>Belka </meta:initial-creator>
    <meta:creation-date>2010-01-04T22:05:14.20</meta:creation-date>
    <dc:date>2010-02-01T04:46:02.92</dc:date>
    <dc:creator>Belka </dc:creator>
    <meta:editing-duration>PT37H57M24S</meta:editing-duration>
    <meta:editing-cycles>7</meta:editing-cycles>
    <meta:generator>OpenOffice.org/3.1$Win32 OpenOffice.org_project/310m19$Build-9420</meta:generator>
    <meta:document-statistic meta:object-count="207"/>
  </office:meta>
</office:document-meta>
</file>